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xlink="http://www.w3.org/1999/xlink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xlink="http://www.w3.org/1999/xlink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dcterms:identifier">
            <text:p>dcterms:identifier</text:p>
          </table:table-cell>
          <table:table-cell table:style-name="pd1" office:value-type="string" office:string-value="aorum:gildingTechnique">
            <text:p>aorum:gildingTechnique</text:p>
          </table:table-cell>
          <table:table-cell table:style-name="pd1" office:value-type="string" office:string-value="aorum:gildingGenericTerm">
            <text:p>aorum:gildingGenericTerm</text:p>
          </table:table-cell>
          <table:table-cell table:style-name="pd1" office:value-type="string" office:string-value="aorum:gildingSpecificTerm">
            <text:p>aorum:gildingSpecificTerm</text:p>
          </table:table-cell>
          <table:table-cell table:style-name="pd1" office:value-type="string" office:string-value="dcterms:spatial">
            <text:p>dcterms:spatial</text:p>
          </table:table-cell>
          <table:table-cell table:style-name="pd1" office:value-type="string" office:string-value="aorum:harmonise">
            <text:p>aorum:harmonise</text:p>
          </table:table-cell>
          <table:table-cell table:style-name="pd1" office:value-type="string" office:string-value="aorum:incertitude">
            <text:p>aorum:incertitude</text:p>
          </table:table-cell>
          <table:table-cell table:style-name="pd1" office:value-type="string" office:string-value="aorum:spatialharmonise">
            <text:p>aorum:spatialharmonise</text:p>
          </table:table-cell>
          <table:table-cell table:style-name="pd1" office:value-type="string" office:string-value="aorum:spatialincertitude">
            <text:p>aorum:spatialincertitude</text:p>
          </table:table-cell>
        </table:table-row>
        <table:table-row>
          <table:table-cell office:value-type="string" office:string-value="SEm1516AAlBud01">
            <text:p>SEm1516AAlBud01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6JvCLou01">
            <text:p>PBa1516JvCLou01</text:p>
          </table:table-cell>
          <table:table-cell office:value-type="string" office:string-value="">
            <text:p/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SBNG01">
            <text:p>SEm1500MSBNG01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5MSBNG02">
            <text:p>SEm1505MSBNG02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28HolJLou01">
            <text:p>Ang1528HolJLou01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28HolJLou02">
            <text:p>Ang1528HolJLou02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28HolJLou02">
            <text:p>Ang1528HolJLou02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28HolJLou02">
            <text:p>Ang1528HolJLou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1BosPra">
            <text:p>PBa1501BosPra</text:p>
          </table:table-cell>
          <table:table-cell office:value-type="string" office:string-value="Mixtion">
            <text:p>Mixtion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30AnoNG01">
            <text:p>SEm1530AnoNG01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6QMetNG01">
            <text:p>PBa1506QMetNG01</text:p>
          </table:table-cell>
          <table:table-cell office:value-type="string" office:string-value="Mixtion">
            <text:p>Mixtion</text:p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6QMetNG01">
            <text:p>PBa1506QMetNG01</text:p>
          </table:table-cell>
          <table:table-cell office:value-type="string" office:string-value="Mixtion">
            <text:p>Mixtion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6QMetNG01">
            <text:p>PBa1506QMetNG01</text:p>
          </table:table-cell>
          <table:table-cell office:value-type="string" office:string-value="Mixtion">
            <text:p>Mixtion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QMetNG01">
            <text:p>PBa1510QMetNG01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QMetNG02">
            <text:p>PBa1510QMetNG02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GDNG01">
            <text:p>PBa1515GDNG01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GDNG02">
            <text:p>PBa1515GDNG02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HWertNG01">
            <text:p>SEm1525HWertNG01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33HHJNG">
            <text:p>Ang1533HHJNG</text:p>
          </table:table-cell>
          <table:table-cell office:value-type="string" office:string-value="Mixtion">
            <text:p>Mixtion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33HHJNG">
            <text:p>Ang1533HHJNG</text:p>
          </table:table-cell>
          <table:table-cell office:value-type="string" office:string-value="Mixtion">
            <text:p>Mixtion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33HHJNG">
            <text:p>Ang1533HHJNG</text:p>
          </table:table-cell>
          <table:table-cell office:value-type="string" office:string-value="Mixtion">
            <text:p>Mixtion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4HBGNG01">
            <text:p>SEm1514HBGNG01</text:p>
          </table:table-cell>
          <table:table-cell office:value-type="string" office:string-value="Mixtion">
            <text:p>Mixtion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JMNG">
            <text:p>PBa1520JMNG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JMNG">
            <text:p>PBa1520JMNG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JBellNG">
            <text:p>PBa1520JBellNG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0MFPNG">
            <text:p>PBa1550MFPNG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AmBNG01">
            <text:p>Ita1501AmBNG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AmBNG01">
            <text:p>Ita1501AmBNG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AmBNG01">
            <text:p>Ita1501AmBNG01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AmBNG02">
            <text:p>Ita1501AmBNG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AmBNG02">
            <text:p>Ita1501AmBNG02</text:p>
          </table:table-cell>
          <table:table-cell office:value-type="string" office:string-value="Mixtion (?) ; Coquille (?)">
            <text:p>Mixtion (?) ; 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  ; Coquille">
            <text:p>Mixtion  ; 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AmBNG02">
            <text:p>Ita1501AmBNG02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AmBNG02">
            <text:p>Ita1501AmBNG02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SBottNG">
            <text:p>Ita1500SBottNG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SBottNG">
            <text:p>Ita1500SBottNG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1">
            <text:p>Ita1500Bott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1">
            <text:p>Ita1500Bott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1">
            <text:p>Ita1500Bott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1">
            <text:p>Ita1500Bott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1">
            <text:p>Ita1500Bott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2">
            <text:p>Ita1500Bott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2">
            <text:p>Ita1500Bott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2">
            <text:p>Ita1500Bott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NG01">
            <text:p>Ita1500AMaNG01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NG02">
            <text:p>Ita1500AMa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NG02">
            <text:p>Ita1500AMa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Être humain">
            <text:p>Être humai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NG03">
            <text:p>Ita1500AMaNG03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égétation">
            <text:p>Végétatio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NG03">
            <text:p>Ita1500AMaNG03</text:p>
          </table:table-cell>
          <table:table-cell office:value-type="string" office:string-value="Coquille (?)">
            <text:p>Coquille (?)</text:p>
          </table:table-cell>
          <table:table-cell office:value-type="string" office:string-value="Être humain">
            <text:p>Être humai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LCoetcollNG">
            <text:p>Ita1502LCoetcollNG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LCoetcollNG">
            <text:p>Ita1502LCoetcollNG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VFoNG">
            <text:p>Ita1500VFoNG</text:p>
          </table:table-cell>
          <table:table-cell office:value-type="string" office:string-value="Pastiglia">
            <text:p>Pastiglia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Pastiglia">
            <text:p>Pastiglia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VFoNG">
            <text:p>Ita1500VFoNG</text:p>
          </table:table-cell>
          <table:table-cell office:value-type="string" office:string-value="Pastiglia">
            <text:p>Pastiglia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Pastiglia">
            <text:p>Pastiglia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NPiNG01">
            <text:p>Ita1500NPiNG01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NPiNG01">
            <text:p>Ita1500NPiNG01</text:p>
          </table:table-cell>
          <table:table-cell office:value-type="string" office:string-value="Coquille">
            <text:p>Coquille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NPiNG01">
            <text:p>Ita1500NPiNG01</text:p>
          </table:table-cell>
          <table:table-cell office:value-type="string" office:string-value="Coquille">
            <text:p>Coquille</text:p>
          </table:table-cell>
          <table:table-cell office:value-type="string" office:string-value="Végétation">
            <text:p>Végétatio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NPiNG02">
            <text:p>Ita1500NPiNG02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NPiNG02">
            <text:p>Ita1500NPiNG02</text:p>
          </table:table-cell>
          <table:table-cell office:value-type="string" office:string-value="Coquille">
            <text:p>Coquille</text:p>
          </table:table-cell>
          <table:table-cell office:value-type="string" office:string-value="Végétation">
            <text:p>Végétatio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NPiNG02">
            <text:p>Ita1500NPiNG02</text:p>
          </table:table-cell>
          <table:table-cell office:value-type="string" office:string-value="Coquille">
            <text:p>Coquille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FuNG">
            <text:p>Ita1510BFuNG</text:p>
          </table:table-cell>
          <table:table-cell office:value-type="string" office:string-value="Mixtion ; Coquille">
            <text:p>Mixtion ; 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 ; Coquille">
            <text:p>Mixtion ; 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FuNG">
            <text:p>Ita1510BFuNG</text:p>
          </table:table-cell>
          <table:table-cell office:value-type="string" office:string-value="Bol">
            <text:p>Bol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AnoNordNG01">
            <text:p>Ita1515AnoNord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AnoNordNG01">
            <text:p>Ita1515AnoNord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40GFerrNG01">
            <text:p>Ita1540GFerr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4FFloKSMKA">
            <text:p>PBa1554FFloKSMK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5JCVLou">
            <text:p>PBa1525JCVLou</text:p>
          </table:table-cell>
          <table:table-cell office:value-type="string" office:string-value="Feuille">
            <text:p>Feuille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5BvOBoij">
            <text:p>PBa1525BvOBoij</text:p>
          </table:table-cell>
          <table:table-cell office:value-type="string" office:string-value="Coquille (?)">
            <text:p>Coquille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5BvOBoij">
            <text:p>PBa1525BvOBoij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BvOCPAS">
            <text:p>PBa1520BvOCPAS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1MSMiNYHD">
            <text:p>PBa1521MSMiNYHD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7JGoMuAPi">
            <text:p>PBa1527JGoMuAPi</text:p>
          </table:table-cell>
          <table:table-cell office:value-type="string" office:string-value="Mixtion ; Coquille">
            <text:p>Mixtion ; Coquille</text:p>
          </table:table-cell>
          <table:table-cell office:value-type="string" office:string-value="Or">
            <text:p>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 ; Coquille">
            <text:p>Mixtion ; Coquille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7JGoLou">
            <text:p>PBa1517JGoLou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7JGoLou">
            <text:p>PBa1517JGoLou</text:p>
          </table:table-cell>
          <table:table-cell office:value-type="string" office:string-value="Mixtion">
            <text:p>Mixtion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7JGoLou">
            <text:p>PBa1517JGoLou</text:p>
          </table:table-cell>
          <table:table-cell office:value-type="string" office:string-value="Feuille">
            <text:p>Feuille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JBeerNG01">
            <text:p>PBa1515JBeer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LMaNG02">
            <text:p>Ita1520LMaNG02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LMaNG02">
            <text:p>Ita1520LMaNG02</text:p>
          </table:table-cell>
          <table:table-cell office:value-type="string" office:string-value="Coquille">
            <text:p>Coquille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LMaNG02">
            <text:p>Ita1520LMaNG02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4LMaNG03">
            <text:p>Ita1514LMaNG03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4LMaNG03">
            <text:p>Ita1514LMaNG03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 (?)">
            <text:p>Vêtement (?)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MaNG04">
            <text:p>Ita1506LMaNG04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MaNG04">
            <text:p>Ita1506LMaNG04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 (?)">
            <text:p>Vêtement (?)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2LMaNG05">
            <text:p>Ita1522LMaNG05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2LMaNG05">
            <text:p>Ita1522LMaNG05</text:p>
          </table:table-cell>
          <table:table-cell office:value-type="string" office:string-value="Coquille">
            <text:p>Coquille</text:p>
          </table:table-cell>
          <table:table-cell office:value-type="string" office:string-value="Décor">
            <text:p>Décor</text:p>
          </table:table-cell>
          <table:table-cell office:value-type="string" office:string-value="Sculpture">
            <text:p>Sculp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2LMaNG05">
            <text:p>Ita1522LMaNG05</text:p>
          </table:table-cell>
          <table:table-cell office:value-type="string" office:string-value="Coquille">
            <text:p>Coquille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5GPaNG01">
            <text:p>Ita1535GPaNG01</text:p>
          </table:table-cell>
          <table:table-cell office:value-type="string" office:string-value="Coquille">
            <text:p>Coquille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5GPaNG01">
            <text:p>Ita1535GPaNG01</text:p>
          </table:table-cell>
          <table:table-cell office:value-type="string" office:string-value="Coquille">
            <text:p>Coquill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40MoNG01">
            <text:p>Ita1540Mo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40MoNG01">
            <text:p>Ita1540Mo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40MoNG01">
            <text:p>Ita1540Mo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40MoNG01">
            <text:p>Ita1540Mo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50ASchNG01">
            <text:p>Ita1550ASchNG01</text:p>
          </table:table-cell>
          <table:table-cell office:value-type="string" office:string-value="Coquille">
            <text:p>Coquille</text:p>
          </table:table-cell>
          <table:table-cell office:value-type="string" office:string-value="Être humain">
            <text:p>Être humain</text:p>
          </table:table-cell>
          <table:table-cell office:value-type="string" office:string-value="Cheveux">
            <text:p>Cheveux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RaphNG01">
            <text:p>Ita1502Raph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RaphNG01">
            <text:p>Ita1502RaphNG01</text:p>
          </table:table-cell>
          <table:table-cell office:value-type="string" office:string-value="Bol (?)">
            <text:p>Bol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RaphNG01">
            <text:p>Ita1502Raph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RaphNG02">
            <text:p>Ita1505Raph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RaphNG02">
            <text:p>Ita1505RaphNG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Attribut d'un saint">
            <text:p>Attribut d'un saint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RaphNG02">
            <text:p>Ita1505Raph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RaphNG02">
            <text:p>Ita1505Raph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RaphNG02">
            <text:p>Ita1505Raph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7RaphNG03">
            <text:p>Ita1507RaphNG03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7RaphNG03">
            <text:p>Ita1507RaphNG03</text:p>
          </table:table-cell>
          <table:table-cell office:value-type="string" office:string-value="Coquille (?)">
            <text:p>Coq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2BLoNG01">
            <text:p>Ita1512BLoNG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2BLoNG01">
            <text:p>Ita1512BLoNG01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8GCarpiNG01">
            <text:p>Ita1538GCarpi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8GCarpiNG01">
            <text:p>Ita1538GCarpi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8GCarpiNG01">
            <text:p>Ita1538GCarpi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8GCarpiNG01">
            <text:p>Ita1538GCarpiNG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BacchNG">
            <text:p>Ita1520BacchNG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BacchNG">
            <text:p>Ita1520BacchNG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7MarzNG01">
            <text:p>Ita1507MarzNG01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arzNG02">
            <text:p>Ita1500MarzNG02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arzNG02">
            <text:p>Ita1500MarzNG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arzNG02">
            <text:p>Ita1500Marz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arzNG02">
            <text:p>Ita1500MarzNG02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arzNG02">
            <text:p>Ita1500MarzNG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WoeMuAPi01">
            <text:p>SEm1520AWoeMuAPi01</text:p>
          </table:table-cell>
          <table:table-cell office:value-type="string" office:string-value="">
            <text:p/>
          </table:table-cell>
          <table:table-cell office:value-type="string" office:string-value="Fond doré">
            <text:p>Fond doré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WoeMuAPi02">
            <text:p>SEm1520AWoeMuAPi02</text:p>
          </table:table-cell>
          <table:table-cell office:value-type="string" office:string-value="">
            <text:p/>
          </table:table-cell>
          <table:table-cell office:value-type="string" office:string-value="Fond doré">
            <text:p>Fond doré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598JB1NG">
            <text:p>PBE1598JB1NG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20AnoNG">
            <text:p>PBE1620AnoNG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20AnoNG">
            <text:p>PBE1620AnoNG</text:p>
          </table:table-cell>
          <table:table-cell office:value-type="string" office:string-value="">
            <text:p/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615KroGNM01">
            <text:p>SEm1615KroGNM01</text:p>
          </table:table-cell>
          <table:table-cell office:value-type="string" office:string-value="">
            <text:p/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30BruyGNM">
            <text:p>SEm1530BruyGNM</text:p>
          </table:table-cell>
          <table:table-cell office:value-type="string" office:string-value="">
            <text:p/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9HBeGNM">
            <text:p>SEm1549HBeGNM</text:p>
          </table:table-cell>
          <table:table-cell office:value-type="string" office:string-value="Mixtion">
            <text:p>Mixtion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9HBeGNM">
            <text:p>SEm1549HBeGNM</text:p>
          </table:table-cell>
          <table:table-cell office:value-type="string" office:string-value="Mixtion">
            <text:p>Mixtion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9HBeGNM">
            <text:p>SEm1549HBeGNM</text:p>
          </table:table-cell>
          <table:table-cell office:value-type="string" office:string-value="Mixtion">
            <text:p>Mixtion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HPlaGNM">
            <text:p>SEm1525HPlaGNM</text:p>
          </table:table-cell>
          <table:table-cell office:value-type="string" office:string-value="">
            <text:p/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2MSchMuAPi">
            <text:p>SEm1512MSchMuAPi</text:p>
          </table:table-cell>
          <table:table-cell office:value-type="string" office:string-value="">
            <text:p/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2MSchMuAPi">
            <text:p>SEm1512MSchMuAPi</text:p>
          </table:table-cell>
          <table:table-cell office:value-type="string" office:string-value="">
            <text:p/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2MSchMuAPi">
            <text:p>SEm1512MSchMuAPi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35BBeGNM">
            <text:p>SEm1535BBeGNM</text:p>
          </table:table-cell>
          <table:table-cell office:value-type="string" office:string-value="Mixtion">
            <text:p>Mixtion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35BBeGNM">
            <text:p>SEm1535BBeGNM</text:p>
          </table:table-cell>
          <table:table-cell office:value-type="string" office:string-value="Mixtion">
            <text:p>Mixtion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GDatLyonMBA01">
            <text:p>PBa1500GDat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MoLyonMBA">
            <text:p>Ita1500BMoLyonMBA</text:p>
          </table:table-cell>
          <table:table-cell office:value-type="string" office:string-value="Bol (?)">
            <text:p>Bol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PerLyonMBA">
            <text:p>Ita1505PerLyonMBA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PerLyonMBA">
            <text:p>Ita1505PerLyonMBA</text:p>
          </table:table-cell>
          <table:table-cell office:value-type="string" office:string-value="Mixtion">
            <text:p>Mixtion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Attribut d'un saint">
            <text:p>Attribut d'un saint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PerLyonMBA">
            <text:p>Ita1505PerLyonMBA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PerLyonMBA">
            <text:p>Ita1505PerLyonMBA</text:p>
          </table:table-cell>
          <table:table-cell office:value-type="string" office:string-value="">
            <text:p/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20AnoLyonMBA01">
            <text:p>Fra1520Ano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1">
            <text:p>Fra1505MMah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1">
            <text:p>Fra1505MMah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1">
            <text:p>Fra1505MMah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1">
            <text:p>Fra1505MMah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1">
            <text:p>Fra1505MMah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2">
            <text:p>Fra1505MMahLyonMB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2">
            <text:p>Fra1505MMahLyonMB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2">
            <text:p>Fra1505MMahLyonMB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3">
            <text:p>Fra1505MMahLyonMB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3">
            <text:p>Fra1505MMahLyonMB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3">
            <text:p>Fra1505MMahLyonMB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3">
            <text:p>Fra1505MMahLyonMB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4">
            <text:p>Fra1505MMahLyonMBA04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4">
            <text:p>Fra1505MMahLyonMBA04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4">
            <text:p>Fra1505MMahLyonMBA04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5">
            <text:p>Fra1505MMahLyonMB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5">
            <text:p>Fra1505MMahLyonMB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5">
            <text:p>Fra1505MMahLyonMB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6">
            <text:p>Fra1505MMahLyonMBA06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6">
            <text:p>Fra1505MMahLyonMBA06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6">
            <text:p>Fra1505MMahLyonMBA06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Gloire">
            <text:p>Gloi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6">
            <text:p>Fra1505MMahLyonMBA06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7">
            <text:p>Fra1505MMahLyonMBA07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7">
            <text:p>Fra1505MMahLyonMBA07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Gloire">
            <text:p>Gloi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7">
            <text:p>Fra1505MMahLyonMBA07</text:p>
          </table:table-cell>
          <table:table-cell office:value-type="string" office:string-value="Mixtion (?)">
            <text:p>Mixtion (?)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8">
            <text:p>Fra1505MMahLyonMBA08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8">
            <text:p>Fra1505MMahLyonMBA08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8">
            <text:p>Fra1505MMahLyonMBA08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7ClGLyonMBA">
            <text:p>Fra1507ClGLyonMB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7ClGLyonMBA">
            <text:p>Fra1507ClGLyonMB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MSCPaLyonMBA01">
            <text:p>Esp1500MSCPa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MSCPaLyonMBA01">
            <text:p>Esp1500MSCPa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MSCPaLyonMBA01">
            <text:p>Esp1500MSCPa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MSCPaLyonMBA01">
            <text:p>Esp1500MSCPaLyonMB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MSCPaLyonMBA02">
            <text:p>Esp1500MSCPaLyonMB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MSCPaLyonMBA02">
            <text:p>Esp1500MSCPaLyonMB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623JStLyonMBA">
            <text:p>Fra1623JStLyonMBA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623JStLyonMBA">
            <text:p>Fra1623JStLyonMBA</text:p>
          </table:table-cell>
          <table:table-cell office:value-type="string" office:string-value="Coquille (?)">
            <text:p>Coq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AnoChMBA01">
            <text:p>SEm1500AnoChMBA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AnoChMBA01">
            <text:p>SEm1500AnoChMBA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AnoChMBA01">
            <text:p>SEm1500AnoChMBA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ChMBA02">
            <text:p>Ita1500AnoChMB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ChMBA02">
            <text:p>Ita1500AnoChMB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ChMBA02">
            <text:p>Ita1500AnoChMB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ChMBA03">
            <text:p>Ita1500AnoChMB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30MRSJChMBA01">
            <text:p>Esp1530MRSJChMBA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30MRSJChMBA02">
            <text:p>Esp1530MRSJChMBA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637AnoGui">
            <text:p>Fra1637AnoGui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JvCMuAPi">
            <text:p>PBa1515JvCMuAPi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7AnoPhiMA">
            <text:p>PBa1557AnoPhiMA</text:p>
          </table:table-cell>
          <table:table-cell office:value-type="string" office:string-value="">
            <text:p/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90FariVerCas">
            <text:p>Ita1590FariVerCas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90FariVerCas">
            <text:p>Ita1590FariVerCas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29RembMH">
            <text:p>PU1629RembMH</text:p>
          </table:table-cell>
          <table:table-cell office:value-type="string" office:string-value="Huile sur cuivre doré">
            <text:p>Huile sur cuivre doré</text:p>
          </table:table-cell>
          <table:table-cell office:value-type="string" office:string-value="Être humain">
            <text:p>Être humain</text:p>
          </table:table-cell>
          <table:table-cell office:value-type="string" office:string-value="Anatomie">
            <text:p>Anatomie</text:p>
          </table:table-cell>
          <table:table-cell office:value-type="string" office:string-value="Provinces-Unies">
            <text:p>Provinces-Unies</text:p>
          </table:table-cell>
          <table:table-cell office:value-type="string" office:string-value="Huile sur cuivre doré">
            <text:p>Huile sur cuivre doré</text:p>
          </table:table-cell>
          <table:table-cell office:value-type="float" office:value="0">
            <text:p/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56VermMET">
            <text:p>PU1656VermMET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rovinces-Unies">
            <text:p>Provinces-Uni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57vMierKHM">
            <text:p>PU1657vMierKHM</text:p>
          </table:table-cell>
          <table:table-cell office:value-type="string" office:string-value="Huile sur cuivre doré">
            <text:p>Huile sur cuivre doré</text:p>
          </table:table-cell>
          <table:table-cell office:value-type="string" office:string-value="Néant">
            <text:p>Néant</text:p>
          </table:table-cell>
          <table:table-cell office:value-type="string" office:string-value="">
            <text:p/>
          </table:table-cell>
          <table:table-cell office:value-type="string" office:string-value="Provinces-Unies">
            <text:p>Provinces-Unies</text:p>
          </table:table-cell>
          <table:table-cell office:value-type="string" office:string-value="Huile sur cuivre doré">
            <text:p>Huile sur cuivre doré</text:p>
          </table:table-cell>
          <table:table-cell office:value-type="float" office:value="0">
            <text:p/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41SaenRijks">
            <text:p>PU1641SaenRijks</text:p>
          </table:table-cell>
          <table:table-cell office:value-type="string" office:string-value="Mixtion ; Glacis">
            <text:p>Mixtion ; Glacis</text:p>
          </table:table-cell>
          <table:table-cell office:value-type="string" office:string-value="Décor">
            <text:p>Décor</text:p>
          </table:table-cell>
          <table:table-cell office:value-type="string" office:string-value="">
            <text:p/>
          </table:table-cell>
          <table:table-cell office:value-type="string" office:string-value="Provinces-Unies">
            <text:p>Provinces-Unies</text:p>
          </table:table-cell>
          <table:table-cell office:value-type="string" office:string-value="Mixtion ; Glacis">
            <text:p>Mixtion ; Glacis</text:p>
          </table:table-cell>
          <table:table-cell office:value-type="float" office:value="0">
            <text:p/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RomSMSM">
            <text:p>Ita1500ARomSMSM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RomSMSM">
            <text:p>Ita1500ARomSMSM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SGattiAQMNaz">
            <text:p>Ita1505SGattiAQMNaz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SGattiAQMNaz">
            <text:p>Ita1505SGattiAQMNaz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SGattiAQMNaz">
            <text:p>Ita1505SGattiAQMNaz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1MAqRietiMC">
            <text:p>Ita1511MAqRietiMC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1MAqRietiMC">
            <text:p>Ita1511MAqRietiMC</text:p>
          </table:table-cell>
          <table:table-cell office:value-type="string" office:string-value="Bol ; Poinçon (?)">
            <text:p>Bol ; Poinç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 ; Poinçon">
            <text:p>Bol ; Poinç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1MAqRietiMC">
            <text:p>Ita1511MAqRietiMC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Gloire">
            <text:p>Gloi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1MAqRietiMC">
            <text:p>Ita1511MAqRietiMC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8AnoRMSJeanLatran">
            <text:p>Ita1508AnoRMSJeanLatran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8AnoRMSJeanLatran">
            <text:p>Ita1508AnoRMSJeanLatran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7BecLou01">
            <text:p>Ita1537BecLou01</text:p>
          </table:table-cell>
          <table:table-cell office:value-type="string" office:string-value="Feuille (?)">
            <text:p>Fe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7BecLou02">
            <text:p>Ita1537BecLou02</text:p>
          </table:table-cell>
          <table:table-cell office:value-type="string" office:string-value="Feuille (?)">
            <text:p>Fe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">
            <text:p>Ita1460Ano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">
            <text:p>Ita1460Ano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">
            <text:p>Ita1460Ano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Être vivant">
            <text:p>Être vivant</text:p>
          </table:table-cell>
          <table:table-cell office:value-type="string" office:string-value="Animal">
            <text:p>Animal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">
            <text:p>Ita1460Ano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4CaroLou">
            <text:p>Ita1524Caro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4CaroLou">
            <text:p>Ita1524Caro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4CaroLou">
            <text:p>Ita1524Caro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4BZeLou01">
            <text:p>Ita1494BZeLou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4BZeLou01">
            <text:p>Ita1494BZeLou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6GRoLou01">
            <text:p>Ita1536GRoLou01</text:p>
          </table:table-cell>
          <table:table-cell office:value-type="string" office:string-value="Feuille (?)">
            <text:p>Fe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PontLou">
            <text:p>Ita1517Pont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autre">
            <text:p>Attribut aut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69ACaLou">
            <text:p>Ita1569ACaLou</text:p>
          </table:table-cell>
          <table:table-cell office:value-type="string" office:string-value="Feuille (?)">
            <text:p>Fe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SaccLou">
            <text:p>Ita1516Sacc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SaccLou">
            <text:p>Ita1516SaccLou</text:p>
          </table:table-cell>
          <table:table-cell office:value-type="string" office:string-value="">
            <text:p/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SaccLou">
            <text:p>Ita1516Sacc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SaccLou">
            <text:p>Ita1516SaccLou</text:p>
          </table:table-cell>
          <table:table-cell office:value-type="string" office:string-value="">
            <text:p/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SaccLou">
            <text:p>Ita1516Sacc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SaccLou">
            <text:p>Ita1516SaccLou</text:p>
          </table:table-cell>
          <table:table-cell office:value-type="string" office:string-value="">
            <text:p/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CoLou">
            <text:p>Ita1506LCoLou</text:p>
          </table:table-cell>
          <table:table-cell office:value-type="string" office:string-value="">
            <text:p/>
          </table:table-cell>
          <table:table-cell office:value-type="string" office:string-value="Attribut">
            <text:p>Attribut</text:p>
          </table:table-cell>
          <table:table-cell office:value-type="string" office:string-value="Attribut autre">
            <text:p>Attribut aut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CoLou">
            <text:p>Ita1506LCoLou</text:p>
          </table:table-cell>
          <table:table-cell office:value-type="string" office:string-value="">
            <text:p/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CoLou">
            <text:p>Ita1506LCo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CoLou">
            <text:p>Ita1506LCoLou</text:p>
          </table:table-cell>
          <table:table-cell office:value-type="string" office:string-value="">
            <text:p/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CoLou">
            <text:p>Ita1506LCoLou</text:p>
          </table:table-cell>
          <table:table-cell office:value-type="string" office:string-value="">
            <text:p/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CoLou">
            <text:p>Ita1506LCoLou</text:p>
          </table:table-cell>
          <table:table-cell office:value-type="string" office:string-value="">
            <text:p/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8AdSLou01">
            <text:p>Ita1518AdSLou01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3RaphLou01">
            <text:p>Ita1503RaphLou01</text:p>
          </table:table-cell>
          <table:table-cell office:value-type="string" office:string-value="Coquille ; Feuille">
            <text:p>Coquille ; Feuille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 ; Feuille">
            <text:p>Coquille ; 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ltLou">
            <text:p>Ita1500BoltLou</text:p>
          </table:table-cell>
          <table:table-cell office:value-type="string" office:string-value="Mixtion">
            <text:p>Mixtion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80AnoLou01">
            <text:p>Ita1580AnoLou01</text:p>
          </table:table-cell>
          <table:table-cell office:value-type="string" office:string-value="Coquille ; Feuille">
            <text:p>Coquille ; Feuill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 ; Feuille">
            <text:p>Coquille ; 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PeLou">
            <text:p>Ita1500BPeLou</text:p>
          </table:table-cell>
          <table:table-cell office:value-type="string" office:string-value="">
            <text:p/>
          </table:table-cell>
          <table:table-cell office:value-type="string" office:string-value="Objet">
            <text:p>Objet</text:p>
          </table:table-cell>
          <table:table-cell office:value-type="string" office:string-value="Instrument">
            <text:p>Instrument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70CDoLou01">
            <text:p>Ita1670CDoLou01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53CDoLou 02">
            <text:p>Ita1653CDoLou 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40PBoLou">
            <text:p>Ita1540PBoLou</text:p>
          </table:table-cell>
          <table:table-cell office:value-type="string" office:string-value="">
            <text:p/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GSavLou">
            <text:p>Ita1525GSav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GSavLou">
            <text:p>Ita1525GSav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88TintoLou">
            <text:p>Ita1588TintoLou</text:p>
          </table:table-cell>
          <table:table-cell office:value-type="string" office:string-value="">
            <text:p/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55VeroLou">
            <text:p>Ita1555VeroLou</text:p>
          </table:table-cell>
          <table:table-cell office:value-type="string" office:string-value="">
            <text:p/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LdCLou01">
            <text:p>Ita1480LdCLou01</text:p>
          </table:table-cell>
          <table:table-cell office:value-type="string" office:string-value="Mixtion">
            <text:p>Mixtion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LdCLou01">
            <text:p>Ita1480LdCLou01</text:p>
          </table:table-cell>
          <table:table-cell office:value-type="string" office:string-value="Coquille">
            <text:p>Coquille</text:p>
          </table:table-cell>
          <table:table-cell office:value-type="string" office:string-value="Végétation">
            <text:p>Végétatio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LdCLou01">
            <text:p>Ita1480LdCLou01</text:p>
          </table:table-cell>
          <table:table-cell office:value-type="string" office:string-value="Coquille">
            <text:p>Coquill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LdCLou01">
            <text:p>Ita1480LdCLou01</text:p>
          </table:table-cell>
          <table:table-cell office:value-type="string" office:string-value="Mixtion">
            <text:p>Mixtion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7RaphLou02">
            <text:p>Ita1507RaphLou02</text:p>
          </table:table-cell>
          <table:table-cell office:value-type="string" office:string-value="Mixtion">
            <text:p>Mixtion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7RaphLou02">
            <text:p>Ita1507RaphLou02</text:p>
          </table:table-cell>
          <table:table-cell office:value-type="string" office:string-value="Mixtion">
            <text:p>Mixtion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dOLou">
            <text:p>Ita1500MdOLou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dOLou">
            <text:p>Ita1500MdOLou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1AMaLou01">
            <text:p>Ita1481AMaLou01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6AMaLou02">
            <text:p>Ita1456AMaLou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6AMaLou02">
            <text:p>Ita1456AMaLou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AMaLou03">
            <text:p>Ita1495AMaLou03</text:p>
          </table:table-cell>
          <table:table-cell office:value-type="string" office:string-value="Coquille">
            <text:p>Coquill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AMaLou03">
            <text:p>Ita1495AMaLou03</text:p>
          </table:table-cell>
          <table:table-cell office:value-type="string" office:string-value="Coquille">
            <text:p>Coquille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AMaLou03">
            <text:p>Ita1495AMaLou03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AMaLou03">
            <text:p>Ita1495AMaLou03</text:p>
          </table:table-cell>
          <table:table-cell office:value-type="string" office:string-value="Coquille">
            <text:p>Coquille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AMaLou03">
            <text:p>Ita1495AMaLou03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Lou04">
            <text:p>Ita1500AMaLou04</text:p>
          </table:table-cell>
          <table:table-cell office:value-type="string" office:string-value="Coquille">
            <text:p>Coquille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Lou04">
            <text:p>Ita1500AMaLou04</text:p>
          </table:table-cell>
          <table:table-cell office:value-type="string" office:string-value="Coquille">
            <text:p>Coquille</text:p>
          </table:table-cell>
          <table:table-cell office:value-type="string" office:string-value="Être humain">
            <text:p>Être humain</text:p>
          </table:table-cell>
          <table:table-cell office:value-type="string" office:string-value="Cheveux">
            <text:p>Cheveux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Lou04">
            <text:p>Ita1500AMaLou04</text:p>
          </table:table-cell>
          <table:table-cell office:value-type="string" office:string-value="Coquille">
            <text:p>Coquille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Lou04">
            <text:p>Ita1500AMaLou04</text:p>
          </table:table-cell>
          <table:table-cell office:value-type="string" office:string-value="Coquille">
            <text:p>Coquille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Lou04">
            <text:p>Ita1500AMaLou04</text:p>
          </table:table-cell>
          <table:table-cell office:value-type="string" office:string-value="Coquille">
            <text:p>Coquille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Lou04">
            <text:p>Ita1500AMaLou04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Feuille ; Coquille">
            <text:p>Feuille ; Coquill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 ; Coquille">
            <text:p>Feuille ; 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Feuille ; Coquille">
            <text:p>Feuille ; Coquille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 ; Coquille">
            <text:p>Feuille ; 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Feuille ; Coquille">
            <text:p>Feuille ; Coquille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 ; Coquille">
            <text:p>Feuille ; 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Feuille ; Coquille">
            <text:p>Feuille ; Coquille</text:p>
          </table:table-cell>
          <table:table-cell office:value-type="string" office:string-value="Végétation">
            <text:p>Végétatio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 ; Coquille">
            <text:p>Feuille ; 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Feuille ; Coquille">
            <text:p>Feuille ; 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 ; Coquille">
            <text:p>Feuille ; 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Feuille ; Coquille">
            <text:p>Feuille ; Coquille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 ; Coquille">
            <text:p>Feuille ; 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ATLou01">
            <text:p>Ita1500BATLou01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ATLou01">
            <text:p>Ita1500BATLou01</text:p>
          </table:table-cell>
          <table:table-cell office:value-type="string" office:string-value="">
            <text:p/>
          </table:table-cell>
          <table:table-cell office:value-type="string" office:string-value="Vêtement (?)">
            <text:p>Vêtement (?)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ATLou01">
            <text:p>Ita1500BATLou01</text:p>
          </table:table-cell>
          <table:table-cell office:value-type="string" office:string-value="">
            <text:p/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SodLou">
            <text:p>Ita1475SodLou</text:p>
          </table:table-cell>
          <table:table-cell office:value-type="string" office:string-value="Feuille (?)">
            <text:p>Fe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7ASolLou01">
            <text:p>Ita1507ASolLou01</text:p>
          </table:table-cell>
          <table:table-cell office:value-type="string" office:string-value="">
            <text:p/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 (?)">
            <text:p>Chrysographie (?)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9ASolLou02">
            <text:p>Ita1509ASolLou02</text:p>
          </table:table-cell>
          <table:table-cell office:value-type="string" office:string-value="Feuille">
            <text:p>Feuille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9ASolLou02">
            <text:p>Ita1509ASolLou02</text:p>
          </table:table-cell>
          <table:table-cell office:value-type="string" office:string-value="Feuille">
            <text:p>Feuille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RaphLou04">
            <text:p>Ita1516RaphLou04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RaphLou05">
            <text:p>Ita1516RaphLou05</text:p>
          </table:table-cell>
          <table:table-cell office:value-type="string" office:string-value="Mixtion">
            <text:p>Mixtion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RaphLou06">
            <text:p>Ita1501RaphLou06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RaphLou06">
            <text:p>Ita1501RaphLou06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AdSLou02">
            <text:p>Ita1515AdSLou02</text:p>
          </table:table-cell>
          <table:table-cell office:value-type="string" office:string-value="Or coquille">
            <text:p>Or 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AdSLou02">
            <text:p>Ita1515AdSLou02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erLou03">
            <text:p>Ita1502PerLou03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erLou03">
            <text:p>Ita1502PerLou03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erLou03">
            <text:p>Ita1502PerLou03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oSpLou">
            <text:p>Ita1506LoSp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oSpLou">
            <text:p>Ita1506LoSp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LMaLou">
            <text:p>Ita1500LMaLou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LMaLou">
            <text:p>Ita1500LMa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GdBLou">
            <text:p>Ita1475GdBLou</text:p>
          </table:table-cell>
          <table:table-cell office:value-type="string" office:string-value="Coquille (?) ; Feuille (?)">
            <text:p>Coquille (?) ; Fe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  ; Feuille">
            <text:p>Coquille  ; 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GdBLou">
            <text:p>Ita1475GdBLou</text:p>
          </table:table-cell>
          <table:table-cell office:value-type="string" office:string-value="">
            <text:p/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GdBLou">
            <text:p>Ita1475GdBLou</text:p>
          </table:table-cell>
          <table:table-cell office:value-type="string" office:string-value="">
            <text:p/>
          </table:table-cell>
          <table:table-cell office:value-type="string" office:string-value="Végétation">
            <text:p>Végétatio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MAlbLou">
            <text:p>Ita1506MAlb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MAlbLou">
            <text:p>Ita1506MAlbLou</text:p>
          </table:table-cell>
          <table:table-cell office:value-type="string" office:string-value="">
            <text:p/>
          </table:table-cell>
          <table:table-cell office:value-type="string" office:string-value="Vêtement (?)">
            <text:p>Vêtement (?)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BZeLou02">
            <text:p>Ita1475BZeLou02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BZeLou02">
            <text:p>Ita1475BZeLou02</text:p>
          </table:table-cell>
          <table:table-cell office:value-type="string" office:string-value="Mixtion">
            <text:p>Mixtion</text:p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AmBLou01">
            <text:p>Ita1475AmBLou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AmBLou02">
            <text:p>Ita1475AmBLou02</text:p>
          </table:table-cell>
          <table:table-cell office:value-type="string" office:string-value="Coquille (?)">
            <text:p>Coquille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AmBLou02">
            <text:p>Ita1475AmBLou02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AmBLou02">
            <text:p>Ita1475AmBLou02</text:p>
          </table:table-cell>
          <table:table-cell office:value-type="string" office:string-value="">
            <text:p/>
          </table:table-cell>
          <table:table-cell office:value-type="string" office:string-value="Décor">
            <text:p>Décor</text:p>
          </table:table-cell>
          <table:table-cell office:value-type="string" office:string-value="Architecture (?)">
            <text:p>Architecture (?)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AmBLou03">
            <text:p>Ita1475AmBLou03</text:p>
          </table:table-cell>
          <table:table-cell office:value-type="string" office:string-value="">
            <text:p/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AmBLou03">
            <text:p>Ita1475AmBLou03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A">
            <text:p>Ita1490CBraLouA</text:p>
          </table:table-cell>
          <table:table-cell office:value-type="string" office:string-value="Feuille">
            <text:p>Fe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A">
            <text:p>Ita1490CBraLouA</text:p>
          </table:table-cell>
          <table:table-cell office:value-type="string" office:string-value="Feuille">
            <text:p>Feuille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A">
            <text:p>Ita1490CBraLouA</text:p>
          </table:table-cell>
          <table:table-cell office:value-type="string" office:string-value="Feuille">
            <text:p>Feuille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C">
            <text:p>Ita1490CBraLouC</text:p>
          </table:table-cell>
          <table:table-cell office:value-type="string" office:string-value="Feuille">
            <text:p>Fe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C">
            <text:p>Ita1490CBraLouC</text:p>
          </table:table-cell>
          <table:table-cell office:value-type="string" office:string-value="Feuille">
            <text:p>Fe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B">
            <text:p>Ita1490CBraLouB</text:p>
          </table:table-cell>
          <table:table-cell office:value-type="string" office:string-value="Feuille">
            <text:p>Feuill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B">
            <text:p>Ita1490CBraLouB</text:p>
          </table:table-cell>
          <table:table-cell office:value-type="string" office:string-value="Feuille">
            <text:p>Feuille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B">
            <text:p>Ita1490CBraLouB</text:p>
          </table:table-cell>
          <table:table-cell office:value-type="string" office:string-value="Feuille">
            <text:p>Fe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B">
            <text:p>Ita1490CBraLouB</text:p>
          </table:table-cell>
          <table:table-cell office:value-type="string" office:string-value="Feuille">
            <text:p>Fe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4LdCLou02">
            <text:p>Ita1494LdCLou02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4LdCLou02">
            <text:p>Ita1494LdCLou02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5">
            <text:p>Ita1500AnoLou05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5">
            <text:p>Ita1500AnoLou05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5">
            <text:p>Ita1500AnoLou05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AnoLou07">
            <text:p>Ita1510AnoLou07</text:p>
          </table:table-cell>
          <table:table-cell office:value-type="string" office:string-value="Mixtion">
            <text:p>Mixtion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AnoLou07">
            <text:p>Ita1510AnoLou07</text:p>
          </table:table-cell>
          <table:table-cell office:value-type="string" office:string-value="Mixtion">
            <text:p>Mixtion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SBottLou03">
            <text:p>Ita14Q3SBottLou03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SBottLou03">
            <text:p>Ita14Q3SBottLou03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FnoLiLou03">
            <text:p>Ita14Q3FnoLiLou03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FnoLiLou03">
            <text:p>Ita14Q3FnoLiLou03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D">
            <text:p>Ita14Q4NdLLouD</text:p>
          </table:table-cell>
          <table:table-cell office:value-type="string" office:string-value="Feuille (?)">
            <text:p>Fe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 (?)">
            <text:p>Nimbe (?)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E">
            <text:p>Ita14Q4NdLLouE</text:p>
          </table:table-cell>
          <table:table-cell office:value-type="string" office:string-value="Feuille (?)">
            <text:p>Feuille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A">
            <text:p>Ita14Q4NdLLouA</text:p>
          </table:table-cell>
          <table:table-cell office:value-type="string" office:string-value="Feuille (?)">
            <text:p>Feuille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A">
            <text:p>Ita14Q4NdLLouA</text:p>
          </table:table-cell>
          <table:table-cell office:value-type="string" office:string-value="Feuille (?)">
            <text:p>Fe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A">
            <text:p>Ita14Q4NdLLouA</text:p>
          </table:table-cell>
          <table:table-cell office:value-type="string" office:string-value="Feuille (?)">
            <text:p>Fe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C">
            <text:p>Ita14Q4NdLLouC</text:p>
          </table:table-cell>
          <table:table-cell office:value-type="string" office:string-value="Feuille (?)">
            <text:p>Fe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C">
            <text:p>Ita14Q4NdLLouC</text:p>
          </table:table-cell>
          <table:table-cell office:value-type="string" office:string-value="Feuille (?)">
            <text:p>Fe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 (?)">
            <text:p>Nimbe (?)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B">
            <text:p>Ita14Q4NdLLouB</text:p>
          </table:table-cell>
          <table:table-cell office:value-type="string" office:string-value="Feuille (?)">
            <text:p>Feuille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B">
            <text:p>Ita14Q4NdLLouB</text:p>
          </table:table-cell>
          <table:table-cell office:value-type="string" office:string-value="Feuille (?)">
            <text:p>Fe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 (?)">
            <text:p>Nimbe (?)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8">
            <text:p>Ita1460AnoLou08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8">
            <text:p>Ita1460AnoLou08</text:p>
          </table:table-cell>
          <table:table-cell office:value-type="string" office:string-value="">
            <text:p/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8">
            <text:p>Ita1460AnoLou08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8">
            <text:p>Ita1460AnoLou08</text:p>
          </table:table-cell>
          <table:table-cell office:value-type="string" office:string-value="">
            <text:p/>
          </table:table-cell>
          <table:table-cell office:value-type="string" office:string-value="Tissu">
            <text:p>Tissu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2NdLaLou">
            <text:p>Ita1492NdLaLou</text:p>
          </table:table-cell>
          <table:table-cell office:value-type="string" office:string-value="Feuille">
            <text:p>Fe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2NdLaLou">
            <text:p>Ita1492NdLaLou</text:p>
          </table:table-cell>
          <table:table-cell office:value-type="string" office:string-value="Feuille">
            <text:p>Fe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GdPLou">
            <text:p>Ita14Q3GdPLou</text:p>
          </table:table-cell>
          <table:table-cell office:value-type="string" office:string-value="Feuille">
            <text:p>Feuille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GdPLou">
            <text:p>Ita14Q3GdPLou</text:p>
          </table:table-cell>
          <table:table-cell office:value-type="string" office:string-value="Feuille">
            <text:p>Fe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GdPLou">
            <text:p>Ita14Q3GdPLou</text:p>
          </table:table-cell>
          <table:table-cell office:value-type="string" office:string-value="Feuille">
            <text:p>Fe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GdPLou">
            <text:p>Ita14Q3GdPLou</text:p>
          </table:table-cell>
          <table:table-cell office:value-type="string" office:string-value="Feuille">
            <text:p>Feuille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GdPLou">
            <text:p>Ita14Q3GdPLou</text:p>
          </table:table-cell>
          <table:table-cell office:value-type="string" office:string-value="Feuille">
            <text:p>Feuille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intuLou">
            <text:p>Ita1502PintuLou</text:p>
          </table:table-cell>
          <table:table-cell office:value-type="string" office:string-value="Feuille">
            <text:p>Feuille</text:p>
          </table:table-cell>
          <table:table-cell office:value-type="string" office:string-value="Fond doré">
            <text:p>Fond doré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intuLou">
            <text:p>Ita1502PintuLou</text:p>
          </table:table-cell>
          <table:table-cell office:value-type="string" office:string-value="Feuille">
            <text:p>Fe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intuLou">
            <text:p>Ita1502PintuLou</text:p>
          </table:table-cell>
          <table:table-cell office:value-type="string" office:string-value="Feuille">
            <text:p>Fe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intuLou">
            <text:p>Ita1502PintuLou</text:p>
          </table:table-cell>
          <table:table-cell office:value-type="string" office:string-value="Feuille">
            <text:p>Feuille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9">
            <text:p>Ita1460AnoLou09</text:p>
          </table:table-cell>
          <table:table-cell office:value-type="string" office:string-value="Coquille (?) ; Mixtion (?)">
            <text:p>Coquille (?) ; 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  ; Mixtion">
            <text:p>Coquille  ; 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9">
            <text:p>Ita1460AnoLou09</text:p>
          </table:table-cell>
          <table:table-cell office:value-type="string" office:string-value="Feuille">
            <text:p>Feuille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9">
            <text:p>Ita1460AnoLou09</text:p>
          </table:table-cell>
          <table:table-cell office:value-type="string" office:string-value="Mixtion">
            <text:p>Mixtion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9">
            <text:p>Ita1460AnoLou09</text:p>
          </table:table-cell>
          <table:table-cell office:value-type="string" office:string-value="">
            <text:p/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Q1SBottLou04">
            <text:p>Ita15Q1SBottLou04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Q1SBottLou04">
            <text:p>Ita15Q1SBottLou04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BATLou02">
            <text:p>Ita1475BATLou0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BATLou02">
            <text:p>Ita1475BATLou02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BATLou02">
            <text:p>Ita1475BATLou02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PerLou06">
            <text:p>Ita14Q3PerLou06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PerLou06">
            <text:p>Ita14Q3PerLou06</text:p>
          </table:table-cell>
          <table:table-cell office:value-type="string" office:string-value="Bol (?)">
            <text:p>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PerLou07">
            <text:p>Ita14Q3PerLou07</text:p>
          </table:table-cell>
          <table:table-cell office:value-type="string" office:string-value="Bol (?)">
            <text:p>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PerLou08">
            <text:p>Ita14Q3PerLou08</text:p>
          </table:table-cell>
          <table:table-cell office:value-type="string" office:string-value="Bol (?)">
            <text:p>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GaroLou02">
            <text:p>Ita15X1GaroLou02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GaroLou02">
            <text:p>Ita15X1GaroLou02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GaroLou02">
            <text:p>Ita15X1GaroLou02</text:p>
          </table:table-cell>
          <table:table-cell office:value-type="string" office:string-value="">
            <text:p/>
          </table:table-cell>
          <table:table-cell office:value-type="string" office:string-value="Vêtement (?)">
            <text:p>Vêtement (?)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SellLou">
            <text:p>Ita1475Sell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SellLou">
            <text:p>Ita1475SellLou</text:p>
          </table:table-cell>
          <table:table-cell office:value-type="string" office:string-value="">
            <text:p/>
          </table:table-cell>
          <table:table-cell office:value-type="string" office:string-value="Vêtement (?)">
            <text:p>Vêtement (?)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SellLou">
            <text:p>Ita1475SellLou</text:p>
          </table:table-cell>
          <table:table-cell office:value-type="string" office:string-value="">
            <text:p/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SBottLou05">
            <text:p>Ita14Q3SBottLou05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SBottLou05">
            <text:p>Ita14Q3SBottLou05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SBottLou05">
            <text:p>Ita14Q3SBottLou05</text:p>
          </table:table-cell>
          <table:table-cell office:value-type="string" office:string-value="">
            <text:p/>
          </table:table-cell>
          <table:table-cell office:value-type="string" office:string-value="Décor">
            <text:p>Déc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LoSpLou01">
            <text:p>Ita1450LoSpLou01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LoSpLou01">
            <text:p>Ita1450LoSpLou01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7">
            <text:p>Ita1500AnoLou07</text:p>
          </table:table-cell>
          <table:table-cell office:value-type="string" office:string-value="Feuille (?)">
            <text:p>Fe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7">
            <text:p>Ita1500AnoLou07</text:p>
          </table:table-cell>
          <table:table-cell office:value-type="string" office:string-value="Feuille (?)">
            <text:p>Feuille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Feuille">
            <text:p>Fe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FFrLou">
            <text:p>Ita1475FFr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FFrLou">
            <text:p>Ita1475FFr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2AnoLou">
            <text:p>Ita15X2Ano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LdCLou">
            <text:p>Ita1475LdC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LdCLou">
            <text:p>Ita1475LdC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3FFrLou">
            <text:p>Ita1513FFr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3FFrLou">
            <text:p>Ita1513FFr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LFa1513Lou">
            <text:p>ItaLFa1513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LFa1513Lou">
            <text:p>ItaLFa1513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MDALou">
            <text:p>Ita15X1MDA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MDALou">
            <text:p>Ita15X1MDA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2GMuzLou">
            <text:p>Ita15X2GMuz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PiLou">
            <text:p>Ita14Q4NPi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PCoccLou">
            <text:p>Ita1500PCocc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3SignoLou">
            <text:p>Ita1493SignoLou</text:p>
          </table:table-cell>
          <table:table-cell office:value-type="string" office:string-value="">
            <text:p/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3SignoLou">
            <text:p>Ita1493Signo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3SignoLou">
            <text:p>Ita1493Signo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75OrtLou">
            <text:p>Ita1575Ort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4GdiPaLou">
            <text:p>Ita1504GdiPa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4GdiPaLou">
            <text:p>Ita1504GdiPaLou</text:p>
          </table:table-cell>
          <table:table-cell office:value-type="string" office:string-value="">
            <text:p/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8BFaLou">
            <text:p>Ita1518BFa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AnoLou">
            <text:p>Ita15X1Ano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AnoLou">
            <text:p>Ita15X1AnoLou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AnoLou">
            <text:p>Ita15X1AnoLou</text:p>
          </table:table-cell>
          <table:table-cell office:value-type="string" office:string-value="">
            <text:p/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8">
            <text:p>Ita1500AnoLou08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8">
            <text:p>Ita1500AnoLou08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1">
            <text:p>SEm1515HWertBNM01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1">
            <text:p>SEm1515HWertBNM01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2">
            <text:p>SEm1515HWertBNM02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2">
            <text:p>SEm1515HWertBNM02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2">
            <text:p>SEm1515HWertBNM02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3">
            <text:p>SEm1515HWertBNM03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3">
            <text:p>SEm1515HWertBNM03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4">
            <text:p>SEm1515HWertBNM04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4">
            <text:p>SEm1515HWertBNM04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0GaroPamph">
            <text:p>Ita1530GaroPamph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0GaroPamph">
            <text:p>Ita1530GaroPamph</text:p>
          </table:table-cell>
          <table:table-cell office:value-type="string" office:string-value="Coquille">
            <text:p>Coquille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8GaroPamph">
            <text:p>Ita1518GaroPamph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8GaroPamph">
            <text:p>Ita1518GaroPamph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10JB1atPamph01">
            <text:p>PBE1610JB1atPamph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10JB1atPamph01">
            <text:p>PBE1610JB1atPamph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Être vivant">
            <text:p>Être vivant</text:p>
          </table:table-cell>
          <table:table-cell office:value-type="string" office:string-value="Animal">
            <text:p>Animal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00JB1HB1Pamph01">
            <text:p>PBE1600JB1HB1Pamph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00JB1HB1Pamph01">
            <text:p>PBE1600JB1HB1Pamph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LMaPamph01">
            <text:p>Ita1510LMaPamph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LMaPamph01">
            <text:p>Ita1510LMaPamph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00VanniPamph">
            <text:p>Ita1600VanniPamph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00VanniPamph">
            <text:p>Ita1600VanniPamph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AnoFerrPamph">
            <text:p>Ita1525AnoFerrPamph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AnoFerrPamph">
            <text:p>Ita1525AnoFerrPamph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AnoFerrPamph">
            <text:p>Ita1525AnoFerrPamph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AnoFerrPamph">
            <text:p>Ita1525AnoFerrPamph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5BStriGNM">
            <text:p>SEm1505BStriGNM</text:p>
          </table:table-cell>
          <table:table-cell office:value-type="string" office:string-value="Bol">
            <text:p>Bol</text:p>
          </table:table-cell>
          <table:table-cell office:value-type="string" office:string-value="Fond doré">
            <text:p>Fond doré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84LCaJGNM">
            <text:p>SEm1584LCaJGNM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8AAlGNM">
            <text:p>SEm1518AAlGNM</text:p>
          </table:table-cell>
          <table:table-cell office:value-type="string" office:string-value="Mixtion">
            <text:p>Mixtion</text:p>
          </table:table-cell>
          <table:table-cell office:value-type="string" office:string-value="Être vivant">
            <text:p>Être vivant</text:p>
          </table:table-cell>
          <table:table-cell office:value-type="string" office:string-value="Animal">
            <text:p>Animal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8AAlGNM">
            <text:p>SEm1518AAlGNM</text:p>
          </table:table-cell>
          <table:table-cell office:value-type="string" office:string-value="Mixtion">
            <text:p>Mixtion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8AAlGNM">
            <text:p>SEm1518AAlGNM</text:p>
          </table:table-cell>
          <table:table-cell office:value-type="string" office:string-value="Or-parti">
            <text:p>Or-parti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Or-parti">
            <text:p>Or-parti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1">
            <text:p>SEm1520AAlGNM01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1">
            <text:p>SEm1520AAlGNM01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string" office:string-value="Vêtement (?)">
            <text:p>Vêtement (?)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1">
            <text:p>SEm1520AAlGNM01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2">
            <text:p>SEm1520AAlGNM02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2">
            <text:p>SEm1520AAlGNM02</text:p>
          </table:table-cell>
          <table:table-cell office:value-type="string" office:string-value="Mixtion">
            <text:p>Mixtion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2">
            <text:p>SEm1520AAlGNM02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3">
            <text:p>SEm1520AAlGNM03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(retouches or coquille)">
            <text:p>Mixtion (retouches or coquille)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1">
            <text:p>SEm1515MRSbGNM01</text:p>
          </table:table-cell>
          <table:table-cell office:value-type="string" office:string-value="Mixtion">
            <text:p>Mixtion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1">
            <text:p>SEm1515MRSbGNM01</text:p>
          </table:table-cell>
          <table:table-cell office:value-type="string" office:string-value="Mixtion">
            <text:p>Mixtion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1">
            <text:p>SEm1515MRSbGNM01</text:p>
          </table:table-cell>
          <table:table-cell office:value-type="string" office:string-value="Mixtion">
            <text:p>Mixtion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1">
            <text:p>SEm1515MRSbGNM01</text:p>
          </table:table-cell>
          <table:table-cell office:value-type="string" office:string-value="Mixtion">
            <text:p>Mixtion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2">
            <text:p>SEm1515MRSbGNM02</text:p>
          </table:table-cell>
          <table:table-cell office:value-type="string" office:string-value="Mixtion">
            <text:p>Mixtion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2">
            <text:p>SEm1515MRSbGNM02</text:p>
          </table:table-cell>
          <table:table-cell office:value-type="string" office:string-value="Mixtion">
            <text:p>Mixtion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2">
            <text:p>SEm1515MRSbGNM02</text:p>
          </table:table-cell>
          <table:table-cell office:value-type="string" office:string-value="Mixtion">
            <text:p>Mixtion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2">
            <text:p>SEm1515MRSbGNM02</text:p>
          </table:table-cell>
          <table:table-cell office:value-type="string" office:string-value="Mixtion">
            <text:p>Mixtion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2BBeGNM01">
            <text:p>SEm1522BBeGNM01</text:p>
          </table:table-cell>
          <table:table-cell office:value-type="string" office:string-value="Or bruni sur bol rouge">
            <text:p>Or bruni sur bol rouge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Or bruni sur bol rouge">
            <text:p>Or bruni sur bol rouge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2BBeGNM01">
            <text:p>SEm1522BBeGNM01</text:p>
          </table:table-cell>
          <table:table-cell office:value-type="string" office:string-value="Mixtion avec glacis bruns">
            <text:p>Mixtion avec glacis bruns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avec glacis bruns">
            <text:p>Mixtion avec glacis bruns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2BBeGNM01">
            <text:p>SEm1522BBeGNM01</text:p>
          </table:table-cell>
          <table:table-cell office:value-type="string" office:string-value="Mixtion avec glacis bruns">
            <text:p>Mixtion avec glacis bruns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avec glacis bruns">
            <text:p>Mixtion avec glacis bruns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2BBeGNM01">
            <text:p>SEm1522BBeGNM01</text:p>
          </table:table-cell>
          <table:table-cell office:value-type="string" office:string-value="Mixtion avec glacis bruns">
            <text:p>Mixtion avec glacis bruns</text:p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avec glacis bruns">
            <text:p>Mixtion avec glacis bruns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2BBeGNM02">
            <text:p>SEm1522BBeGNM02</text:p>
          </table:table-cell>
          <table:table-cell office:value-type="string" office:string-value="Or bruni sur bol rouge">
            <text:p>Or bruni sur bol rouge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Or bruni sur bol rouge">
            <text:p>Or bruni sur bol rouge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2BBeGNM02">
            <text:p>SEm1522BBeGNM02</text:p>
          </table:table-cell>
          <table:table-cell office:value-type="string" office:string-value="Mixtion avec glacis bruns">
            <text:p>Mixtion avec glacis bruns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avec glacis bruns">
            <text:p>Mixtion avec glacis bruns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2BBeGNM02">
            <text:p>SEm1522BBeGNM02</text:p>
          </table:table-cell>
          <table:table-cell office:value-type="string" office:string-value="Mixtion avec glacis bruns">
            <text:p>Mixtion avec glacis bruns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 avec glacis bruns">
            <text:p>Mixtion avec glacis bruns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1">
            <text:p>CH1480MOeBDiBA01</text:p>
          </table:table-cell>
          <table:table-cell office:value-type="string" office:string-value="Sur bol rouge, poinçonné">
            <text:p>Sur bol rouge, poinçonné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, poinçonné">
            <text:p>Sur bol rouge, poinçonné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1">
            <text:p>CH1480MOeBDiBA01</text:p>
          </table:table-cell>
          <table:table-cell office:value-type="string" office:string-value="Sur bol rouge, poinçonné">
            <text:p>Sur bol rouge, poinçonné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, poinçonné">
            <text:p>Sur bol rouge, poinçonné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1">
            <text:p>CH1480MOeBDiBA01</text:p>
          </table:table-cell>
          <table:table-cell office:value-type="string" office:string-value="Sur bol rouge, surpeints opaques">
            <text:p>Sur bol rouge, surpeints opaques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, surpeints opaques">
            <text:p>Sur bol rouge, surpeints opaques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1">
            <text:p>CH1480MOeBDiBA01</text:p>
          </table:table-cell>
          <table:table-cell office:value-type="string" office:string-value="Sur bol rouge, surpeints opaques">
            <text:p>Sur bol rouge, surpeints opaques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, surpeints opaques">
            <text:p>Sur bol rouge, surpeints opaques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1">
            <text:p>CH1480MOeBDiBA01</text:p>
          </table:table-cell>
          <table:table-cell office:value-type="string" office:string-value="Brocarts">
            <text:p>Brocarts</text:p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Brocarts">
            <text:p>Brocarts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516AnoDiBA01A">
            <text:p>CH1516AnoDiBA01A</text:p>
          </table:table-cell>
          <table:table-cell office:value-type="string" office:string-value="Mixtion? ss couche rouge">
            <text:p>Mixtion? ss couche roug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Mixtion ss couche rouge">
            <text:p>Mixtion ss couche rouge</text:p>
          </table:table-cell>
          <table:table-cell office:value-type="float" office:value="1">
            <text:p>1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516AnoDiBA01B">
            <text:p>CH1516AnoDiBA01B</text:p>
          </table:table-cell>
          <table:table-cell office:value-type="string" office:string-value="Mixtion? ss couche rouge">
            <text:p>Mixtion? ss couche roug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Mixtion ss couche rouge">
            <text:p>Mixtion ss couche rouge</text:p>
          </table:table-cell>
          <table:table-cell office:value-type="float" office:value="1">
            <text:p>1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516AnoDiBA01B">
            <text:p>CH1516AnoDiBA01B</text:p>
          </table:table-cell>
          <table:table-cell office:value-type="string" office:string-value="Mixtion sur ss couche rouge + surpeint noir">
            <text:p>Mixtion sur ss couche rouge + surpeint noir</text:p>
          </table:table-cell>
          <table:table-cell office:value-type="string" office:string-value="Orbe">
            <text:p>Orbe</text:p>
          </table:table-cell>
          <table:table-cell office:value-type="string" office:string-value="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Mixtion sur ss couche rouge + surpeint noir">
            <text:p>Mixtion sur ss couche rouge + surpeint noir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A">
            <text:p>CH1480MOeBDiBA02A</text:p>
          </table:table-cell>
          <table:table-cell office:value-type="string" office:string-value="Mixtion? sur ss couche blanchâtre">
            <text:p>Mixtion? sur ss couche blanchâtr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Mixtion sur ss couche blanchâtre">
            <text:p>Mixtion sur ss couche blanchâtre</text:p>
          </table:table-cell>
          <table:table-cell office:value-type="float" office:value="1">
            <text:p>1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B">
            <text:p>CH1480MOeBDiBA02B</text:p>
          </table:table-cell>
          <table:table-cell office:value-type="string" office:string-value="Mixtion? sur ss couche blanchâtre">
            <text:p>Mixtion? sur ss couche blanchâtr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Mixtion sur ss couche blanchâtre">
            <text:p>Mixtion sur ss couche blanchâtre</text:p>
          </table:table-cell>
          <table:table-cell office:value-type="float" office:value="1">
            <text:p>1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C">
            <text:p>CH1480MOeBDiBA02C</text:p>
          </table:table-cell>
          <table:table-cell office:value-type="string" office:string-value="Sur bol rouge">
            <text:p>Sur bol rouge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">
            <text:p>Sur bol rouge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C">
            <text:p>CH1480MOeBDiBA02C</text:p>
          </table:table-cell>
          <table:table-cell office:value-type="string" office:string-value="Sur bol rouge">
            <text:p>Sur bol roug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">
            <text:p>Sur bol rouge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D">
            <text:p>CH1480MOeBDiBA02D</text:p>
          </table:table-cell>
          <table:table-cell office:value-type="string" office:string-value="Sur bol rouge">
            <text:p>Sur bol rouge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">
            <text:p>Sur bol rouge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D">
            <text:p>CH1480MOeBDiBA02D</text:p>
          </table:table-cell>
          <table:table-cell office:value-type="string" office:string-value="Sur bol rouge">
            <text:p>Sur bol roug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">
            <text:p>Sur bol rouge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3A">
            <text:p>CH1480MOeBDiBA03A</text:p>
          </table:table-cell>
          <table:table-cell office:value-type="string" office:string-value="Sur bol rouge, poinçonné">
            <text:p>Sur bol rouge, poinçonné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, poinçonné">
            <text:p>Sur bol rouge, poinçonné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3A">
            <text:p>CH1480MOeBDiBA03A</text:p>
          </table:table-cell>
          <table:table-cell office:value-type="string" office:string-value="Sur bol rouge, incisé">
            <text:p>Sur bol rouge, incisé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, incisé">
            <text:p>Sur bol rouge, incisé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3A">
            <text:p>CH1480MOeBDiBA03A</text:p>
          </table:table-cell>
          <table:table-cell office:value-type="string" office:string-value="Sur bol rouge avec surpeint noir et gris">
            <text:p>Sur bol rouge avec surpeint noir et gris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 avec surpeint noir et gris">
            <text:p>Sur bol rouge avec surpeint noir et gris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3B">
            <text:p>CH1480MOeBDiBA03B</text:p>
          </table:table-cell>
          <table:table-cell office:value-type="string" office:string-value="Sur bol rouge, poinçonné">
            <text:p>Sur bol rouge, poinçonné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, poinçonné">
            <text:p>Sur bol rouge, poinçonné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3B">
            <text:p>CH1480MOeBDiBA03B</text:p>
          </table:table-cell>
          <table:table-cell office:value-type="string" office:string-value="Feuille sur mixtion">
            <text:p>Feuille sur mixtion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Feuille sur mixtion">
            <text:p>Feuille sur mixtion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3B">
            <text:p>CH1480MOeBDiBA03B</text:p>
          </table:table-cell>
          <table:table-cell office:value-type="string" office:string-value="Sur bol rouge, incisé">
            <text:p>Sur bol rouge, incisé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, incisé">
            <text:p>Sur bol rouge, incisé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3B">
            <text:p>CH1480MOeBDiBA03B</text:p>
          </table:table-cell>
          <table:table-cell office:value-type="string" office:string-value="Sur bol rouge avec surpeint noir et gris">
            <text:p>Sur bol rouge avec surpeint noir et gris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Sur bol rouge avec surpeint noir et gris">
            <text:p>Sur bol rouge avec surpeint noir et gris</text:p>
          </table:table-cell>
          <table:table-cell office:value-type="float" office:value="0">
            <text:p/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DiBA01">
            <text:p>Fra1500AnoDiBA01</text:p>
          </table:table-cell>
          <table:table-cell office:value-type="string" office:string-value="Sur bol rouge, poinçonné">
            <text:p>Sur bol rouge, poinçonné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Sur bol rouge, poinçonné">
            <text:p>Sur bol rouge, poinçonné</text:p>
          </table:table-cell>
          <table:table-cell office:value-type="float" office:value="0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DiBA01">
            <text:p>Fra1500AnoDiBA01</text:p>
          </table:table-cell>
          <table:table-cell office:value-type="string" office:string-value="Sur bol rouge, poinçonné">
            <text:p>Sur bol rouge, poinçonné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Sur bol rouge, poinçonné">
            <text:p>Sur bol rouge, poinçonné</text:p>
          </table:table-cell>
          <table:table-cell office:value-type="float" office:value="0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DiBA01">
            <text:p>Fra1500AnoDiBA01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VFoDiBA">
            <text:p>Ita1480VFoDiBA</text:p>
          </table:table-cell>
          <table:table-cell office:value-type="string" office:string-value="Mixtion? avec glacis et surpeint noir">
            <text:p>Mixtion? avec glacis et surpeint noir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 avec glacis et surpeint noir">
            <text:p>Mixtion avec glacis et surpeint noir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VFoDiBA">
            <text:p>Ita1480VFoDiBA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VFoDiBA">
            <text:p>Ita1480VFoDiBA</text:p>
          </table:table-cell>
          <table:table-cell office:value-type="string" office:string-value="Mixtion? avec glacis et surpeint noir">
            <text:p>Mixtion? avec glacis et surpeint noir</text:p>
          </table:table-cell>
          <table:table-cell office:value-type="string" office:string-value="Être vivant">
            <text:p>Être vivant</text:p>
          </table:table-cell>
          <table:table-cell office:value-type="string" office:string-value="Animal">
            <text:p>Animal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 avec glacis et surpeint noir">
            <text:p>Mixtion avec glacis et surpeint noir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5XAnoDiBA">
            <text:p>Fra155XAnoDiBA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5XAnoDiBA">
            <text:p>Fra155XAnoDiBA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5XAnoDiBA">
            <text:p>Fra155XAnoDiB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5XAnoDiBA">
            <text:p>Fra155XAnoDiBA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ramRijks01">
            <text:p>Ita1500BramRijks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LMaRijks01">
            <text:p>Ita1510LMa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LMaRijks01">
            <text:p>Ita1510LMa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LCoRijks01">
            <text:p>Ita1490LCo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LCoRijks01">
            <text:p>Ita1490LCo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ellRijks01">
            <text:p>Ita1485Sell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ellRijks01">
            <text:p>Ita1485Sell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ellRijks01">
            <text:p>Ita1485Sell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ellRijks01">
            <text:p>Ita1485Sell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0ZagaRijks01">
            <text:p>Ita1470Zaga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GaroRijks01">
            <text:p>Ita1515Garo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GFerrRijks01">
            <text:p>Ita1525GFerr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GFerrRijks01">
            <text:p>Ita1525GFerr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75AnoRijks01">
            <text:p>Esp1475Ano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AnoRijks01">
            <text:p>SEm1490Ano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7AnoRijks01">
            <text:p>PBa1557Ano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MPerrRijks01">
            <text:p>PBa1500MPerr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5GaroRijks01">
            <text:p>Ita1535Garo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80MLUrsRijks01">
            <text:p>SEm1480MLUrs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2CimaRijks01">
            <text:p>Ita1512Cima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2CimaRijks01">
            <text:p>Ita1512Cima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AnoRijks01">
            <text:p>SEm1500Ano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75GleisRijks">
            <text:p>SEm1475GleisRijk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AnoRijks02">
            <text:p>SEm1500AnoRijks02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AnoRijks02">
            <text:p>SEm1500AnoRijks02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MAlleRijks01">
            <text:p>Ita1480MAlleRijks0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1VCriRijks01">
            <text:p>Ita1481VCri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BRijks01">
            <text:p>Ita1500AmB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MacrRijks01">
            <text:p>Ita1490Macr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PordRijks01">
            <text:p>Ita1525Pord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MFogoRijks01">
            <text:p>Ita1510MFogo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09AnoRijks01">
            <text:p>PU1609AnoRijks0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rovinces-Unies">
            <text:p>Provinces-Unies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27vBorcRijks">
            <text:p>PU1627vBorcRijk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rovinces-Unies">
            <text:p>Provinces-Unies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10FF2Rijks">
            <text:p>PBE1610FF2Rijk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16FF2Rijks">
            <text:p>PBE1616FF2Rijk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600BosRijks">
            <text:p>PBa1600BosRijk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8FraBSMarc">
            <text:p>Ita1498FraBSMarc</text:p>
          </table:table-cell>
          <table:table-cell office:value-type="string" office:string-value="Coquille (?)">
            <text:p>Coquille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SMarc">
            <text:p>Ita1500AnoSMarc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SMarc">
            <text:p>Ita1500AnoSMarc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Sculpture">
            <text:p>Sculp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3AMaOff">
            <text:p>Ita1463AMa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Décor">
            <text:p>Déc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3AMaOff">
            <text:p>Ita1463AMa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3AMaOff">
            <text:p>Ita1463AMa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3AMaOff">
            <text:p>Ita1463AMa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3AMaOff">
            <text:p>Ita1463AMa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3AMaOff">
            <text:p>Ita1463AMa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3AMaOff">
            <text:p>Ita1463AMa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VerroetLeoVOff">
            <text:p>Ita1475VerroetLeoV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VerroetLeoVOff">
            <text:p>Ita1475VerroetLeoV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VerroetLeoVOff">
            <text:p>Ita1475VerroetLeoV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VerroetLeoVOff">
            <text:p>Ita1475VerroetLeoV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2LeoVOff">
            <text:p>Ita1472LeoV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2LeoVOff">
            <text:p>Ita1472LeoV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2LeoVOff">
            <text:p>Ita1472LeoV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8FnoLiOff">
            <text:p>Ita1478FnoLi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8FnoLiOff">
            <text:p>Ita1478FnoLi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3FnoLiOff">
            <text:p>Ita1493FnoLi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FnoLiOff">
            <text:p>Ita1496FnoLi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FnoLiOff">
            <text:p>Ita1496FnoLi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SBottOff1">
            <text:p>Ita1495SBottOff1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Sculpture">
            <text:p>Sculptu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SBottOff1">
            <text:p>Ita1495SBottOff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SBottOff1">
            <text:p>Ita1495SBottOff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SBottOff1">
            <text:p>Ita1495SBottOff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SBottOff1">
            <text:p>Ita1495SBottOff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Être humain">
            <text:p>Être humain</text:p>
          </table:table-cell>
          <table:table-cell office:value-type="string" office:string-value="Cheveux">
            <text:p>Cheveux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BottOff">
            <text:p>Ita1485SBott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BottOff">
            <text:p>Ita1485SBottOff</text:p>
          </table:table-cell>
          <table:table-cell office:value-type="string" office:string-value="Coquille">
            <text:p>Coquille</text:p>
          </table:table-cell>
          <table:table-cell office:value-type="string" office:string-value="Végétation">
            <text:p>Végétatio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BottOff">
            <text:p>Ita1485SBottOff</text:p>
          </table:table-cell>
          <table:table-cell office:value-type="string" office:string-value="Coquille">
            <text:p>Coquille</text:p>
          </table:table-cell>
          <table:table-cell office:value-type="string" office:string-value="Être humain">
            <text:p>Être humain</text:p>
          </table:table-cell>
          <table:table-cell office:value-type="string" office:string-value="Cheveux">
            <text:p>Cheveux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BottOff">
            <text:p>Ita1485SBottOff</text:p>
          </table:table-cell>
          <table:table-cell office:value-type="string" office:string-value="Coquille">
            <text:p>Coquille</text:p>
          </table:table-cell>
          <table:table-cell office:value-type="string" office:string-value="Être humain">
            <text:p>Être humain</text:p>
          </table:table-cell>
          <table:table-cell office:value-type="string" office:string-value="Anatomie">
            <text:p>Anatom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BottOff">
            <text:p>Ita1485SBottOff</text:p>
          </table:table-cell>
          <table:table-cell office:value-type="string" office:string-value="Coquille">
            <text:p>Coquill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7SBottOff">
            <text:p>Ita1487SBott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7SBottOff">
            <text:p>Ita1487SBott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7SBottOff">
            <text:p>Ita1487SBott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Gloire">
            <text:p>Gloi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7SBottOff">
            <text:p>Ita1487SBott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7SBottOff">
            <text:p>Ita1487SBottOff</text:p>
          </table:table-cell>
          <table:table-cell office:value-type="string" office:string-value="Coquille ?">
            <text:p>Coquille ?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8SBottOff">
            <text:p>Ita1488SBott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8SBottOff">
            <text:p>Ita1488SBott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Gloire">
            <text:p>Gloi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8SBottOff">
            <text:p>Ita1488SBott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9SBottOff">
            <text:p>Ita1489SBott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9SBottOff">
            <text:p>Ita1489SBott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9SBottOff">
            <text:p>Ita1489SBott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9SBottOff">
            <text:p>Ita1489SBott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PredisOff">
            <text:p>Ita1490PredisOff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2PerOff1">
            <text:p>Ita1492PerOff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Attribut d'un saint">
            <text:p>Attribut d'un saint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2PerOff1">
            <text:p>Ita1492PerOff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2PerOff1">
            <text:p>Ita1492PerOff1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2PerOff1">
            <text:p>Ita1492PerOff1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2PerOff1">
            <text:p>Ita1492PerOff1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3PerOff">
            <text:p>Ita1493Per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3PerOff">
            <text:p>Ita1493Per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PalmOff">
            <text:p>Ita1500Palm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emOff">
            <text:p>Ita1500Mem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emOff">
            <text:p>Ita1500Mem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LdCOff">
            <text:p>Ita1495LdC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LdCOff">
            <text:p>Ita1495LdC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LdCOff1">
            <text:p>Ita1505LdCOff1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FMainOff">
            <text:p>Ita1505FMainOff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ignoOff">
            <text:p>Ita1485Signo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ignoOff">
            <text:p>Ita1485Signo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SignoOff1">
            <text:p>Ita1510SignoOff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SignoOff1">
            <text:p>Ita1510SignoOff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AnoOff">
            <text:p>Ita1510AnoOff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AnoOff">
            <text:p>Ita1510Ano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3RaphOff01">
            <text:p>Ita1503RaphOff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8RaphOff">
            <text:p>Ita1518Raph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rescOff">
            <text:p>Ita1510Bresc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rescOff">
            <text:p>Ita1510Bresc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rescOff">
            <text:p>Ita1510Bresc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AdSOff">
            <text:p>Ita1510AdS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AdSOff">
            <text:p>Ita1515AdS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3IndacOff">
            <text:p>Ita1513IndacOff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GranOff">
            <text:p>Ita1515GranOff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GranOff">
            <text:p>Ita1515Gran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GranOff">
            <text:p>Ita1517GranOff</text:p>
          </table:table-cell>
          <table:table-cell office:value-type="string" office:string-value="Coquille">
            <text:p>Coquille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GranOff">
            <text:p>Ita1517GranOff</text:p>
          </table:table-cell>
          <table:table-cell office:value-type="string" office:string-value="Coquille">
            <text:p>Coquill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ugiaOff1">
            <text:p>Ita1510BugiaOff1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ugiaOff1">
            <text:p>Ita1510BugiaOff1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ugiaOff1">
            <text:p>Ita1510BugiaOff1</text:p>
          </table:table-cell>
          <table:table-cell office:value-type="string" office:string-value="Coquille">
            <text:p>Coquille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ugiaOff1">
            <text:p>Ita1510BugiaOff1</text:p>
          </table:table-cell>
          <table:table-cell office:value-type="string" office:string-value="Coquille">
            <text:p>Coquille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ugiaOff1">
            <text:p>Ita1510BugiaOff1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BacchOff">
            <text:p>Ita1517BacchOff</text:p>
          </table:table-cell>
          <table:table-cell office:value-type="string" office:string-value="Coquille">
            <text:p>Coquille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PuliOff">
            <text:p>Ita1515PuliOff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PuliOff">
            <text:p>Ita1515PuliOff</text:p>
          </table:table-cell>
          <table:table-cell office:value-type="string" office:string-value="Coquille">
            <text:p>Coquille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PuliOff">
            <text:p>Ita1515PuliOff</text:p>
          </table:table-cell>
          <table:table-cell office:value-type="string" office:string-value="Coquille (?)">
            <text:p>Coquille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2LeonbrOff">
            <text:p>Ita1522LeonbrOff</text:p>
          </table:table-cell>
          <table:table-cell office:value-type="string" office:string-value="Coquille">
            <text:p>Coquille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2PiombOff">
            <text:p>Ita1512PiombOff</text:p>
          </table:table-cell>
          <table:table-cell office:value-type="string" office:string-value="Coquille">
            <text:p>Coquille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2PiombOff">
            <text:p>Ita1512PiombOff</text:p>
          </table:table-cell>
          <table:table-cell office:value-type="string" office:string-value="Coquille">
            <text:p>Coquille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2PiombOff">
            <text:p>Ita1512PiombOff</text:p>
          </table:table-cell>
          <table:table-cell office:value-type="string" office:string-value="Coquille">
            <text:p>Coquille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4MAlbChaBA">
            <text:p>Ita1474MAlbChaBA</text:p>
          </table:table-cell>
          <table:table-cell office:value-type="string" office:string-value="">
            <text:p/>
          </table:table-cell>
          <table:table-cell office:value-type="string" office:string-value="Tissu">
            <text:p>Tissu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4MAlbChaBA">
            <text:p>Ita1474MAlbChaBA</text:p>
          </table:table-cell>
          <table:table-cell office:value-type="string" office:string-value="">
            <text:p/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4MAlbChaBA">
            <text:p>Ita1474MAlbChaBA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9GBelCollP">
            <text:p>Ita1459GBelCollP</text:p>
          </table:table-cell>
          <table:table-cell office:value-type="string" office:string-value="">
            <text:p/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9GBelCollP">
            <text:p>Ita1459GBelCollP</text:p>
          </table:table-cell>
          <table:table-cell office:value-type="string" office:string-value="">
            <text:p/>
          </table:table-cell>
          <table:table-cell office:value-type="string" office:string-value="Vêtement (?)">
            <text:p>Vêtement (?)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GCozLMdPP">
            <text:p>Ita1450GCozLMdPP</text:p>
          </table:table-cell>
          <table:table-cell office:value-type="string" office:string-value="">
            <text:p/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16CDoMarBA">
            <text:p>Ita1616CDoMarBA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DGhiLou">
            <text:p>Ita1460DGhi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 (?)">
            <text:p>Nimbe (?)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DGhiLou">
            <text:p>Ita1460DGhiLou</text:p>
          </table:table-cell>
          <table:table-cell office:value-type="string" office:string-value="">
            <text:p/>
          </table:table-cell>
          <table:table-cell office:value-type="string" office:string-value="Vêtement (?)">
            <text:p>Vêtement (?)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DGhiLou">
            <text:p>Ita1460DGhiLou</text:p>
          </table:table-cell>
          <table:table-cell office:value-type="string" office:string-value="">
            <text:p/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DGhiLou">
            <text:p>Ita1460DGhiLou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Attribut d'un saint (?)">
            <text:p>Attribut d'un saint (?)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50MdRedPra03">
            <text:p>PBa1450MdRedPr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50MdRedPra03">
            <text:p>PBa1450MdRedPr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45NFrancPra">
            <text:p>Esp1445NFrancPra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45NFrancPra">
            <text:p>Esp1445NFrancPra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GRoGFPenPra">
            <text:p>Ita1517GRoGFPenPr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GRoGFPenPra">
            <text:p>Ita1517GRoGFPenPra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JBeerEco">
            <text:p>PBa1520JBeerEc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MdOgEco">
            <text:p>Ita1506MdOgEco</text:p>
          </table:table-cell>
          <table:table-cell office:value-type="string" office:string-value="Poudre d'or sur mixtion ?">
            <text:p>Poudre d'or sur mixtion ?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Poudre d'or sur mixtion">
            <text:p>Poudre d'or sur 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1">
            <text:p>Ita1480AnoEc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1">
            <text:p>Ita1480AnoEc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1">
            <text:p>Ita1480AnoEc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1">
            <text:p>Ita1480AnoEc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1">
            <text:p>Ita1480AnoEc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2">
            <text:p>Ita1480An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2">
            <text:p>Ita1480An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2">
            <text:p>Ita1480An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2">
            <text:p>Ita1480An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3">
            <text:p>Ita1480AnoEco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3">
            <text:p>Ita1480AnoEco03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3">
            <text:p>Ita1480AnoEco03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4">
            <text:p>Ita1480AnoEco04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4">
            <text:p>Ita1480AnoEco04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4">
            <text:p>Ita1480AnoEco04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4">
            <text:p>Ita1480AnoEco04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4">
            <text:p>Ita1480AnoEco04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SBottEco">
            <text:p>Ita1505SBottEco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SBottEco">
            <text:p>Ita1505SBottEc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9NBeEco">
            <text:p>Fra1519NBeEco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9NBeEco">
            <text:p>Fra1519NBeEc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9NBeEco">
            <text:p>Fra1519NBeEco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9NBeEco">
            <text:p>Fra1519NBeEco</text:p>
          </table:table-cell>
          <table:table-cell office:value-type="string" office:string-value="Mixtion (?)">
            <text:p>Mixtion (?)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9NBeEco">
            <text:p>Fra1519NBeEco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9NBeEco">
            <text:p>Fra1519NBeEc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9NBeEco">
            <text:p>Fra1519NBeEco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Eco01">
            <text:p>Fra1500AnoEco01</text:p>
          </table:table-cell>
          <table:table-cell office:value-type="string" office:string-value="Or coquille ?">
            <text:p>Or coquille ?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Eco01">
            <text:p>Fra1500AnoEco01</text:p>
          </table:table-cell>
          <table:table-cell office:value-type="string" office:string-value="Or coquille ?">
            <text:p>Or coquille ?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Eco01">
            <text:p>Fra1500AnoEco01</text:p>
          </table:table-cell>
          <table:table-cell office:value-type="string" office:string-value="Or coquille (?) ; mixtion (?)">
            <text:p>Or coquille (?) ; 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Or coquille  ; mixtion">
            <text:p>Or coquille  ; 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Eco01">
            <text:p>Fra1500AnoEco01</text:p>
          </table:table-cell>
          <table:table-cell office:value-type="string" office:string-value="Or coquille ?">
            <text:p>Or coquille ?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Eco02">
            <text:p>Fra1500An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Eco02">
            <text:p>Fra1500An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1">
            <text:p>Fra1515JLioEc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1">
            <text:p>Fra1515JLioEc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1">
            <text:p>Fra1515JLioEc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1">
            <text:p>Fra1515JLioEc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2">
            <text:p>Fra1515JLi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2">
            <text:p>Fra1515JLi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2">
            <text:p>Fra1515JLi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2">
            <text:p>Fra1515JLi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2">
            <text:p>Fra1515JLioEc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3">
            <text:p>Fra1515JLioEco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3">
            <text:p>Fra1515JLioEco03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3">
            <text:p>Fra1515JLioEco03</text:p>
          </table:table-cell>
          <table:table-cell office:value-type="string" office:string-value="Mixtion (?)">
            <text:p>Mixtion (?)</text:p>
          </table:table-cell>
          <table:table-cell office:value-type="string" office:string-value="Être surnaturel">
            <text:p>Être surnaturel</text:p>
          </table:table-cell>
          <table:table-cell office:value-type="string" office:string-value="Ange">
            <text:p>Ang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3">
            <text:p>Fra1515JLioEco03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3">
            <text:p>Fra1515JLioEco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Eco">
            <text:p>Esp1500AnoEco</text:p>
          </table:table-cell>
          <table:table-cell office:value-type="string" office:string-value="Feuille d'or sur bol d'argile rouge">
            <text:p>Feuille d'or sur bol d'argile rouge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Feuille d'or sur bol d'argile rouge">
            <text:p>Feuille d'or sur bol d'argile rouge</text:p>
          </table:table-cell>
          <table:table-cell office:value-type="float" office:value="0">
            <text:p/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600AnoEco">
            <text:p>Fra1600AnoEco</text:p>
          </table:table-cell>
          <table:table-cell office:value-type="string" office:string-value="Mixtion ?">
            <text:p>Mixtion ?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68GallDiBA">
            <text:p>Esp1468GallDiBA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GallCollP">
            <text:p>Esp1500GallCollP</text:p>
          </table:table-cell>
          <table:table-cell office:value-type="string" office:string-value="Sur bol (?)">
            <text:p>Sur bol (?)</text:p>
          </table:table-cell>
          <table:table-cell office:value-type="string" office:string-value="Décor textile">
            <text:p>Décor textile</text:p>
          </table:table-cell>
          <table:table-cell office:value-type="string" office:string-value="Tenture">
            <text:p>Tenture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GallCollP">
            <text:p>Esp1500GallCollP</text:p>
          </table:table-cell>
          <table:table-cell office:value-type="string" office:string-value="Sur bol (?)">
            <text:p>Sur bol (?)</text:p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86SedaCollP">
            <text:p>Esp1486SedaCollP</text:p>
          </table:table-cell>
          <table:table-cell office:value-type="string" office:string-value="Sur bol (?)">
            <text:p>Sur bol (?)</text:p>
          </table:table-cell>
          <table:table-cell office:value-type="string" office:string-value="Décor textile">
            <text:p>Décor textile</text:p>
          </table:table-cell>
          <table:table-cell office:value-type="string" office:string-value="Tenture">
            <text:p>Tenture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86SedaCollP">
            <text:p>Esp1486SedaCollP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1PBerrPra01">
            <text:p>Esp1491PBerrPra01</text:p>
          </table:table-cell>
          <table:table-cell office:value-type="string" office:string-value="Sur bol (?)">
            <text:p>Sur bol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1PBerrPra01">
            <text:p>Esp1491PBerrPra01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1PBerrPra01">
            <text:p>Esp1491PBerrPr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1PBerrPra01">
            <text:p>Esp1491PBerrPra01</text:p>
          </table:table-cell>
          <table:table-cell office:value-type="string" office:string-value="Sur bol (?)">
            <text:p>Sur bol (?)</text:p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1PBerrPra01">
            <text:p>Esp1491PBerrPr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1PBerrPra01">
            <text:p>Esp1491PBerrPr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8JBorgoDallas">
            <text:p>Esp1508JBorgoDallas</text:p>
          </table:table-cell>
          <table:table-cell office:value-type="string" office:string-value="Sur bol (?)">
            <text:p>Sur bol (?)</text:p>
          </table:table-cell>
          <table:table-cell office:value-type="string" office:string-value="Décor textile">
            <text:p>Décor textile</text:p>
          </table:table-cell>
          <table:table-cell office:value-type="string" office:string-value="Tenture">
            <text:p>Tenture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8JBorgoDallas">
            <text:p>Esp1508JBorgoDallas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8JBorgoDallas">
            <text:p>Esp1508JBorgoDallas</text:p>
          </table:table-cell>
          <table:table-cell office:value-type="string" office:string-value="Sur bol (?)">
            <text:p>Sur bol (?)</text:p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ASA01">
            <text:p>Por1500AnoMASA01</text:p>
          </table:table-cell>
          <table:table-cell office:value-type="string" office:string-value="Sur bol (?)">
            <text:p>Sur bol (?)</text:p>
          </table:table-cell>
          <table:table-cell office:value-type="string" office:string-value="Végétation">
            <text:p>Végétation</text:p>
          </table:table-cell>
          <table:table-cell office:value-type="string" office:string-value="">
            <text:p/>
          </table:table-cell>
          <table:table-cell office:value-type="string" office:string-value="Portugal (?)">
            <text:p>Portugal (?)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or1500AnoMASA02">
            <text:p>Por1500AnoMASA02</text:p>
          </table:table-cell>
          <table:table-cell office:value-type="string" office:string-value="Sur bol (?)">
            <text:p>Sur bol (?)</text:p>
          </table:table-cell>
          <table:table-cell office:value-type="string" office:string-value="Phylactère">
            <text:p>Phylact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ASA02">
            <text:p>Por1500AnoMASA02</text:p>
          </table:table-cell>
          <table:table-cell office:value-type="string" office:string-value="Sur bol (?)">
            <text:p>Sur bol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85AnoFCG">
            <text:p>PBa1485AnoFCG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VGilEFMdC">
            <text:p>Por1500VGilEFMdC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FCarloEFMdC">
            <text:p>Por1530FCarloEFMdC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EFMdC01">
            <text:p>Por1508FHenrEFMdC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EFMdC01">
            <text:p>Por1508FHenrEFMdC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EFMdC01">
            <text:p>Por1508FHenrEFMdC01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EFMdC">
            <text:p>Por1520FCarloEFMdC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EFMdC02">
            <text:p>Por1508FHenrEFMdC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EFMdC02">
            <text:p>Por1508FHenrEFMdC02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EFMdC03">
            <text:p>Por1508FHenrEFMdC03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50AnoEFMdC">
            <text:p>Ita1550AnoEFMdC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5AYsenEFMdC">
            <text:p>PBa1525AYsenEFMdC</text:p>
          </table:table-cell>
          <table:table-cell office:value-type="string" office:string-value="Coquille (?)">
            <text:p>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5AYsenEFMdC">
            <text:p>PBa1525AYsenEFMdC</text:p>
          </table:table-cell>
          <table:table-cell office:value-type="string" office:string-value="Coquille (?)">
            <text:p>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Coquille">
            <text:p>Coquille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MREEFMdC">
            <text:p>PBa1500MREEFMdC</text:p>
          </table:table-cell>
          <table:table-cell office:value-type="string" office:string-value="Sur bol (?)">
            <text:p>Sur bol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AnoEFMdC_01">
            <text:p>Por1550AnoEFMdC_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2DConEFMdC">
            <text:p>Por1552DConEFMdC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DConEFMdC_01">
            <text:p>Por1550DConEFMdC_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DConEFMdC">
            <text:p>Por1540DConEFMdC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PontDiBA">
            <text:p>Ita1515PontDiB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DConEFMdC_02">
            <text:p>Por1550DConEFMdC_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6DConEFMdC">
            <text:p>Por1546DConEFMdC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AnoEFMdC_02">
            <text:p>Por1550AnoEFMdC_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4GLopEFMdC01">
            <text:p>Por1544GLopEFMdC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4GLopEFMdC02">
            <text:p>Por1544GLopEFMdC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5AnoEFMdC">
            <text:p>Por1525AnoEFMdC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AnoEFMdC01">
            <text:p>Por1530AnoEFMdC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AnoEFMdC02">
            <text:p>Por1530AnoEFMdC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15PNunEFMdC01">
            <text:p>Por1615PNunEFMdC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15PNunEFMdC02">
            <text:p>Por1615PNunEFMdC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GLopMMIPO">
            <text:p>Por1530GLopMMIP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0DTeixAdCosMMIPO">
            <text:p>Por1590DTeixAdCosMMIP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CdCoMMIPO">
            <text:p>PBa1515CdCoMMIPO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CdCoMMIPO">
            <text:p>PBa1515CdCoMMIP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1DTeixMMIPO01">
            <text:p>Por1591DTeixMMIPO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1DTeixMMIPO02">
            <text:p>Por1591DTeixMMIPO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1DTeixMMIPO03">
            <text:p>Por1591DTeixMMIPO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47JAyaMNSR">
            <text:p>Por1647JAyaMNSR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SR">
            <text:p>Por1520FCarloMNSR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WMuelMNSR">
            <text:p>PBa1500WMuelMNSR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1VFernaMNSR01">
            <text:p>Por1511VFernaMNSR01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1VFernaMNSR01">
            <text:p>Por1511VFernaMNSR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1VFernaMNSR02">
            <text:p>Por1511VFernaMNSR02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1VFernaMNSR02">
            <text:p>Por1511VFernaMNSR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SR01">
            <text:p>Por1500AnoMNSR01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Japon">
            <text:p>Japon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Japon">
            <text:p>Japo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SR01">
            <text:p>Por1500AnoMNSR01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Japon">
            <text:p>Japon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Japon">
            <text:p>Japo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00AnoMNSR">
            <text:p>PBE1600AnoMNSR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00AnoMNSR">
            <text:p>PBE1600AnoMNSR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SR02">
            <text:p>Por1500AnoMNSR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1">
            <text:p>Por1508FHenr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2">
            <text:p>Por1508FHenr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3">
            <text:p>Por1508FHenrMNA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4">
            <text:p>Por1508FHenrMNAA04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5">
            <text:p>Por1508FHenrMNA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5">
            <text:p>Por1508FHenrMNA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1">
            <text:p>Por1515JAf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1">
            <text:p>Por1515JAf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1">
            <text:p>Por1515JAf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2">
            <text:p>Por1515JAf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3">
            <text:p>Por1515JAfoMNA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4">
            <text:p>Por1515JAfoMNAA04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5">
            <text:p>Por1515JAfoMNA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6">
            <text:p>Por1515JAfoMNAA06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7">
            <text:p>Por1515JAfoMNAA07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6">
            <text:p>Por1508FHenrMNAA06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6">
            <text:p>Por1508FHenrMNAA06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AnoMNAA01">
            <text:p>Por152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AnoMNAA01">
            <text:p>Por152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MdLouMNAA">
            <text:p>Por1515MdLou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1">
            <text:p>Por1523GLop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1">
            <text:p>Por1523GLop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2">
            <text:p>Por1523GLop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2">
            <text:p>Por1523GLop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 (?)">
            <text:p>Lumière (?)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3">
            <text:p>Por1523GLopMNA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4">
            <text:p>Por1523GLopMNAA04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5">
            <text:p>Por1523GLopMNA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6">
            <text:p>Por1523GLopMNAA06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7">
            <text:p>Por1523GLopMNAA07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7">
            <text:p>Por1523GLopMNAA07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8">
            <text:p>Por1523GLopMNAA08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9">
            <text:p>Por1523GLopMNAA09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9">
            <text:p>Por1523GLopMNAA09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9FCarloMNAA">
            <text:p>Por1529FCarl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AA01">
            <text:p>Por1520FCarl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AA02">
            <text:p>Por1520FCarl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AA03">
            <text:p>Por1520FCarloMNA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AA04">
            <text:p>Por1520FCarloMNAA04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5VFernaMNAA">
            <text:p>Por1525VFerna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VGilMNAA">
            <text:p>Por1520VGil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VGilMNAA">
            <text:p>Por1520VGil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Être humain">
            <text:p>Être humain</text:p>
          </table:table-cell>
          <table:table-cell office:value-type="string" office:string-value="Cheveux">
            <text:p>Cheveux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VGilMNAA">
            <text:p>Por1520VGil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1FigueMNAA">
            <text:p>Por1521Figue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1">
            <text:p>PBa150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2">
            <text:p>PBa15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3">
            <text:p>PBa1500AnoMNA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MNAA01">
            <text:p>Ita150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MNAA01">
            <text:p>Ita150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CsSMNAA">
            <text:p>Ita1510CsS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CsSMNAA">
            <text:p>Ita1510CsS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LMaMNAA">
            <text:p>Ita1515LMa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MNAA02">
            <text:p>Ita15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MNAA02">
            <text:p>Ita15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Attribut d'un saint">
            <text:p>Attribut d'un saint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MNAA02">
            <text:p>Ita15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MNAA02">
            <text:p>Ita15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QMetMNAA">
            <text:p>PBa1510QMet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QMetMNAA">
            <text:p>PBa1510QMet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AnoMNAA01">
            <text:p>PBa152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0AnoMNAA01">
            <text:p>PBa155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02AlloMNAA">
            <text:p>Ita1602All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MGrossPraCSA">
            <text:p>SEm1490MGross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80AnoPraCSA">
            <text:p>SEm1480Ano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Écoinçon">
            <text:p>Écoinçon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80AnoPraCSA">
            <text:p>SEm1480Ano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80AnoPraCSA">
            <text:p>SEm1480Ano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80AnoPraCSA">
            <text:p>SEm1480Ano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80AnoPraCSA">
            <text:p>SEm1480Ano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80AnoPraCSA">
            <text:p>SEm1480Ano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0MIWPraCSA">
            <text:p>SEm1540MIWPraCSA</text:p>
          </table:table-cell>
          <table:table-cell office:value-type="string" office:string-value="Sur bol">
            <text:p>Sur 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Sur bol">
            <text:p>Sur 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0MIWPraCSA">
            <text:p>SEm1540MIWPraCSA</text:p>
          </table:table-cell>
          <table:table-cell office:value-type="string" office:string-value="Sur bol">
            <text:p>Sur bol</text:p>
          </table:table-cell>
          <table:table-cell office:value-type="string" office:string-value="Cadre">
            <text:p>Cadre</text:p>
          </table:table-cell>
          <table:table-cell office:value-type="string" office:string-value="Écoinçon">
            <text:p>Écoinçon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Sur bol">
            <text:p>Sur 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0MIWPraCSA">
            <text:p>SEm1540MIW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0MIWPraCSA">
            <text:p>SEm1540MIW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0MIWPraCSA">
            <text:p>SEm1540MIW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0MIWPraCSA">
            <text:p>SEm1540MIW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0MIWPraCSA">
            <text:p>SEm1540MIW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0MIWPraCSA">
            <text:p>SEm1540MIW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 textile">
            <text:p>Décor textile</text:p>
          </table:table-cell>
          <table:table-cell office:value-type="string" office:string-value="Tenture">
            <text:p>Tentur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2DTeixMMIPO">
            <text:p>Por1592DTeixMMIP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8AnoMMIPO">
            <text:p>Por1608AnoMMIPO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ortugal">
            <text:p>Portugal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8AnoMMIPO">
            <text:p>Por1608AnoMMIPO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ortugal">
            <text:p>Portugal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8AnoMMIPO">
            <text:p>Por1608AnoMMIP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LAPraCSA01">
            <text:p>SEm1500MLAPraCSA01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LAPraCSA01">
            <text:p>SEm1500MLAPraCSA01</text:p>
          </table:table-cell>
          <table:table-cell office:value-type="string" office:string-value="Bol">
            <text:p>Bol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LCaPraCSA">
            <text:p>SEm1520LCaPraCSA</text:p>
          </table:table-cell>
          <table:table-cell office:value-type="string" office:string-value="Mixtion">
            <text:p>Mixtion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GHerlPraCSA">
            <text:p>SEm1520GHerl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GHerlPraCSA">
            <text:p>SEm1520GHerlPraCSA</text:p>
          </table:table-cell>
          <table:table-cell office:value-type="string" office:string-value="Bol (?)">
            <text:p>Bol (?)</text:p>
          </table:table-cell>
          <table:table-cell office:value-type="string" office:string-value="Cadre">
            <text:p>Cadre</text:p>
          </table:table-cell>
          <table:table-cell office:value-type="string" office:string-value="Écoinçon">
            <text:p>Écoinçon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GHerlPraCSA">
            <text:p>SEm1520GHerl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GHerlPraCSA">
            <text:p>SEm1520GHerl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GHerlPraCSA">
            <text:p>SEm1520GHerl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GHerlPraCSA">
            <text:p>SEm1520GHerl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Instrument">
            <text:p>Instrument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LAPraCSA02">
            <text:p>SEm1500MLAPraCSA02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LAPraCSA02">
            <text:p>SEm1500MLAPraCS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LAPraCSA01">
            <text:p>SEm1515MLAPraCS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LAPraCSA01">
            <text:p>SEm1515MLAPraCS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LAPraCSA02">
            <text:p>SEm1515MLAPraCS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LAPraCSA02">
            <text:p>SEm1515MLAPraCS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AAlPraCSA">
            <text:p>SEm1525AAl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AAlPraCSA">
            <text:p>SEm1525AAl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2LCaPraCSA">
            <text:p>SEm1512LCa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2LCaPraCSA">
            <text:p>SEm1512LCaPraCS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HKAPraCSA">
            <text:p>SEm1500MHKAPraCSA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HKAPraCSA">
            <text:p>SEm1500MHKAPraCSA</text:p>
          </table:table-cell>
          <table:table-cell office:value-type="string" office:string-value="Bol">
            <text:p>Bol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HKAPraCSA">
            <text:p>SEm1500MHKAPraCSA</text:p>
          </table:table-cell>
          <table:table-cell office:value-type="string" office:string-value="Mixtion">
            <text:p>Mixtion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HKAPraCSA">
            <text:p>SEm1500MHKAPraCSA</text:p>
          </table:table-cell>
          <table:table-cell office:value-type="string" office:string-value="Mixtion">
            <text:p>Mixtion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HKAPraCSA">
            <text:p>SEm1500MHKAPraCSA</text:p>
          </table:table-cell>
          <table:table-cell office:value-type="string" office:string-value="Mixtion">
            <text:p>Mixtion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AnoPraCSA01">
            <text:p>SEm1510AnoPraCSA01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AnoPraCSA01">
            <text:p>SEm1510AnoPraCSA01</text:p>
          </table:table-cell>
          <table:table-cell office:value-type="string" office:string-value="Bol">
            <text:p>Bol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75AnoMNAA01">
            <text:p>PBa1475AnoMNAA01</text:p>
          </table:table-cell>
          <table:table-cell office:value-type="string" office:string-value="Bol (?)">
            <text:p>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4">
            <text:p>PBa1500AnoMNAA04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">
            <text:p>Ornement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75AnoMNAA02">
            <text:p>PBa1475AnoMNAA02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5">
            <text:p>PBa1500AnoMNA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">
            <text:p>Ornement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5">
            <text:p>PBa1500AnoMNA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6">
            <text:p>PBa1500AnoMNAA06</text:p>
          </table:table-cell>
          <table:table-cell office:value-type="string" office:string-value="Bol (?)">
            <text:p>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7">
            <text:p>PBa1500AnoMNAA07</text:p>
          </table:table-cell>
          <table:table-cell office:value-type="string" office:string-value="Bol (?)">
            <text:p>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0AnoMNAA">
            <text:p>Esp1490AnoMNAA</text:p>
          </table:table-cell>
          <table:table-cell office:value-type="string" office:string-value="Bol (?)">
            <text:p>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0AnoMNAA">
            <text:p>Esp1490An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0AnoMNAA">
            <text:p>Esp1490AnoMNAA</text:p>
          </table:table-cell>
          <table:table-cell office:value-type="string" office:string-value="Bol (?)">
            <text:p>Bol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5AnoMNAA">
            <text:p>Esp1495AnoMNAA</text:p>
          </table:table-cell>
          <table:table-cell office:value-type="string" office:string-value="Bol (?)">
            <text:p>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5AnoMNAA">
            <text:p>Esp1495An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1">
            <text:p>Esp1500AnoMNAA01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2">
            <text:p>Esp1500AnoMNAA02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3">
            <text:p>Esp1500AnoMNAA03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4">
            <text:p>Esp1500AnoMNAA04</text:p>
          </table:table-cell>
          <table:table-cell office:value-type="string" office:string-value="Bol (?)">
            <text:p>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Bol">
            <text:p>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9QMetMNAA01">
            <text:p>PBa1509QMet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9QMetMNAA02">
            <text:p>PBa1509QMet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9QMetMNAA03">
            <text:p>PBa1509QMetMNA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AnoMNAA">
            <text:p>PBa1520An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1">
            <text:p>SEm1510MLAPraCS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1">
            <text:p>SEm1510MLAPraCS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1">
            <text:p>SEm1510MLAPraCS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1">
            <text:p>SEm1510MLAPraCS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1">
            <text:p>SEm1510MLAPraCS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PraCh">
            <text:p>Ita1500AnoPraCh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PraCh">
            <text:p>Ita1500AnoPraCh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75VeroPraCh">
            <text:p>Ita1575VeroPraCh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40HHJPraCh">
            <text:p>Ang1540HHJPraCh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MOstenPraCh">
            <text:p>SEm1520MOstenPraCh</text:p>
          </table:table-cell>
          <table:table-cell office:value-type="string" office:string-value="Mixtion (?)">
            <text:p>Mixtion (?)</text:p>
          </table:table-cell>
          <table:table-cell office:value-type="string" office:string-value="Mandorle">
            <text:p>Mandorl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MOstenPraCh">
            <text:p>SEm1520MOstenPraCh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Brocart">
            <text:p>Brocart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MOstenPraCh">
            <text:p>SEm1520MOstenPraCh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470GonNuMNAA01">
            <text:p>Por1470GonNu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470GonNuMNAA01">
            <text:p>Por1470GonNu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470GonNuMNAA02">
            <text:p>Por1470GonNu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7VazMNAA">
            <text:p>Por1537Vaz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igueMNAA01">
            <text:p>Por1520Figue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AA01">
            <text:p>Por150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AnoMNAA01">
            <text:p>Por154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8">
            <text:p>Por1515JAfoMNAA08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8">
            <text:p>Por1515JAfoMNAA08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AnoMNAA01">
            <text:p>Por155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AnoMNAA02">
            <text:p>Por155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GranASH01">
            <text:p>Ita1520GranASH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GranASH01">
            <text:p>Ita1520GranASH01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Livre">
            <text:p>Livr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GranASH02">
            <text:p>Ita1520GranASH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GranASH02">
            <text:p>Ita1520GranASH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AnoASH">
            <text:p>SEm1490AnoASH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AnoASH">
            <text:p>SEm1490AnoASH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AnoASH">
            <text:p>PBa1520AnoASH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AnoASH">
            <text:p>PBa1520AnoASH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autre">
            <text:p>Attribut autr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AnoASH">
            <text:p>PBa1520AnoASH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ASH">
            <text:p>PBa1500AnoASH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55VenuASH">
            <text:p>Ita1555VenuASH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4HSchASH">
            <text:p>SEm1514HSchASH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41SellCCO">
            <text:p>Ita1441SellCCO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41SellCCO">
            <text:p>Ita1441SellCCO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41SellCCO">
            <text:p>Ita1441SellCCO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41SellCCO">
            <text:p>Ita1441SellCCO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Être humain">
            <text:p>Être humain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6RGarbCCO">
            <text:p>Ita1466RGarbCCO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6RGarbCCO">
            <text:p>Ita1466RGarbCCO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6RGarbCCO">
            <text:p>Ita1466RGarbCCO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Attribut d'un saint">
            <text:p>Attribut d'un saint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LMaCCO">
            <text:p>Ita1480LMaCCO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LMaCCO">
            <text:p>Ita1480LMaCCO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LMaCCO">
            <text:p>Ita1480LMaCCO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9AnoMNAA01">
            <text:p>Por1519AnoMNAA01</text:p>
          </table:table-cell>
          <table:table-cell office:value-type="string" office:string-value="Sur bol (?)">
            <text:p>Sur bol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9AnoMNAA01">
            <text:p>Por1519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9Md1MNAA">
            <text:p>Por1549Md1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AnoMNAA02">
            <text:p>Por152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AnoMNAA02">
            <text:p>Por152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9AnoMNAA02">
            <text:p>Por1519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5GLopMNAA">
            <text:p>Por1535GLop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5GLopMNAA">
            <text:p>Por1535GLop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AA02">
            <text:p>Por15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AnoMNAA01">
            <text:p>Por153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AnoMNAA01">
            <text:p>Por153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AnoMNAA02">
            <text:p>Por154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7">
            <text:p>Por1508FHenrMNAA07</text:p>
          </table:table-cell>
          <table:table-cell office:value-type="string" office:string-value="Mixtion (?)">
            <text:p>Mixtion (?)</text:p>
          </table:table-cell>
          <table:table-cell office:value-type="string" office:string-value="Aura">
            <text:p>Aura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7">
            <text:p>Por1508FHenrMNAA07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8DLPMNAA">
            <text:p>Por1608DLP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1">
            <text:p>Por160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0AnoMNAA02">
            <text:p>PBa155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8">
            <text:p>PBa1500AnoMNAA08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8">
            <text:p>PBa1500AnoMNAA08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9">
            <text:p>PBa1500AnoMNAA09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600AnoMNAA">
            <text:p>Esp1600An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600AnoMNAA">
            <text:p>Esp1600An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AA03">
            <text:p>Por1500AnoMNA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FdHMNAA">
            <text:p>Por1550FdH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FdHMNAA">
            <text:p>Por1550FdH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AnoMNAA03">
            <text:p>Por1540AnoMNAA0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AnoMNAA04">
            <text:p>Por1540AnoMNAA04</text:p>
          </table:table-cell>
          <table:table-cell office:value-type="string" office:string-value="Sur bol (?)">
            <text:p>Sur bol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5">
            <text:p>Esp1500AnoMNA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FigueMNAA">
            <text:p>Por1500Figue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AnoMNAA03">
            <text:p>Por1520AnoMNA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PaivMNAA">
            <text:p>Por1600Paiv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PaivMNAA">
            <text:p>Por1600Paiv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700AnoMNAA01">
            <text:p>Ita1700AnoMNAA01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700AnoMNAA01">
            <text:p>Ita170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700AnoMNAA01">
            <text:p>Ita1700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1">
            <text:p>Por1500MdSMNAA01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2">
            <text:p>Por1500MdSMNAA02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3">
            <text:p>Por1500MdSMNAA03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4">
            <text:p>Por1500MdSMNAA04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5">
            <text:p>Por1500MdSMNAA05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6">
            <text:p>Por1500MdSMNAA06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2">
            <text:p>Por16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2">
            <text:p>Por16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2">
            <text:p>Por16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Phylactère">
            <text:p>Phylact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2">
            <text:p>Por16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Architecture">
            <text:p>Architectur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2">
            <text:p>Por1600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3">
            <text:p>Por1600AnoMNAA03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48JvKMNAA">
            <text:p>PBE1648JvK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5AnoMNAA">
            <text:p>PBa1505An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4">
            <text:p>Por1600AnoMNAA04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00AnoMNAA">
            <text:p>Ita1600AnoMNAA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 (?)">
            <text:p>Fond d'or (?)</text:p>
          </table:table-cell>
          <table:table-cell office:value-type="string" office:string-value="">
            <text:p/>
          </table:table-cell>
          <table:table-cell office:value-type="string" office:string-value="Péninsule italienne (?)">
            <text:p>Péninsule italienne (?)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600AnoMNAA">
            <text:p>Ita1600AnoMNAA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 (?)">
            <text:p>Péninsule italienne (?)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25LMaMNAA">
            <text:p>Ita1525LMa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LMaMNAA">
            <text:p>Ita1525LMa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LMaMNAA">
            <text:p>Ita1525LMa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LMaMNAA">
            <text:p>Ita1525LMa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LMaMNAA">
            <text:p>Ita1525LMa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6">
            <text:p>Esp1500AnoMNAA06</text:p>
          </table:table-cell>
          <table:table-cell office:value-type="string" office:string-value="Sur bol (?)">
            <text:p>Sur bol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6">
            <text:p>Esp1500AnoMNAA06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Espagne">
            <text:p>Espagn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75MBOMNAA">
            <text:p>Por1575MB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75MBOMNAA">
            <text:p>Por1575MB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7GFernaMNAA01">
            <text:p>Por1537GFerna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5">
            <text:p>Por1600AnoMNAA05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Portugal">
            <text:p>Portugal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600AnoMNAA">
            <text:p>As1600AnoMNAA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Asie">
            <text:p>Asi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600AnoMNAA">
            <text:p>As1600An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Asie">
            <text:p>Asi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600AnoMNAA">
            <text:p>As1600AnoMNAA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Asie">
            <text:p>Asi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1">
            <text:p>As1555AnoMNAA01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Asie">
            <text:p>Asi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1">
            <text:p>As1555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Asie">
            <text:p>Asi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1">
            <text:p>As1555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Asie">
            <text:p>Asi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1">
            <text:p>As1555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Asie">
            <text:p>Asi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1">
            <text:p>As1555AnoMNAA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Asie">
            <text:p>Asi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2">
            <text:p>As1555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Asie">
            <text:p>Asi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2">
            <text:p>As1555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Asie">
            <text:p>Asi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2">
            <text:p>As1555AnoMNAA02</text:p>
          </table:table-cell>
          <table:table-cell office:value-type="string" office:string-value="Sur bol (?)">
            <text:p>Sur bol (?)</text:p>
          </table:table-cell>
          <table:table-cell office:value-type="string" office:string-value="Attribut">
            <text:p>Attribut</text:p>
          </table:table-cell>
          <table:table-cell office:value-type="string" office:string-value="Attribut guerrier">
            <text:p>Attribut guerrier</text:p>
          </table:table-cell>
          <table:table-cell office:value-type="string" office:string-value="Asie">
            <text:p>Asie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2">
            <text:p>As1555AnoMNAA02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Asie">
            <text:p>Asi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60CesuWall">
            <text:p>Ita1560CesuWall</text:p>
          </table:table-cell>
          <table:table-cell office:value-type="string" office:string-value="Or coquille (?)">
            <text:p>Or coquille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Or coquille">
            <text:p>Or coquille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45BettesTB">
            <text:p>Ang1545BettesTB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90AnoTB">
            <text:p>Ang1590AnoTB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">
            <text:p/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90AnoTB">
            <text:p>Ang1590AnoTB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DiBA">
            <text:p>Ita1500AnoDiBA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DiBA">
            <text:p>Ita1500AnoDiBA</text:p>
          </table:table-cell>
          <table:table-cell office:value-type="string" office:string-value="">
            <text:p/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78MRoCoDiBA01">
            <text:p>SEm1478MRoCoDiBA01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78MRoCoDiBA01">
            <text:p>SEm1478MRoCoDiBA01</text:p>
          </table:table-cell>
          <table:table-cell office:value-type="string" office:string-value="">
            <text:p/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78MRoCoDiBA02">
            <text:p>SEm1478MRoCoDiBA02</text:p>
          </table:table-cell>
          <table:table-cell office:value-type="string" office:string-value="">
            <text:p/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78MRoCoDiBA02">
            <text:p>SEm1478MRoCoDiBA02</text:p>
          </table:table-cell>
          <table:table-cell office:value-type="string" office:string-value="">
            <text:p/>
          </table:table-cell>
          <table:table-cell office:value-type="string" office:string-value="Attribut">
            <text:p>Attribut</text:p>
          </table:table-cell>
          <table:table-cell office:value-type="string" office:string-value="Attribut clérical">
            <text:p>Attribut clérical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">
            <text:p/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40AnoHoly">
            <text:p>Ang1540AnoHoly</text:p>
          </table:table-cell>
          <table:table-cell office:value-type="string" office:string-value="Mixtion (?)">
            <text:p>Mixtion (?)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40AnoHoly">
            <text:p>Ang1540AnoHoly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40AnoHoly">
            <text:p>Ang1540AnoHoly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610AnoHoly">
            <text:p>Ang1610AnoHoly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610AnoHoly">
            <text:p>Ang1610AnoHoly</text:p>
          </table:table-cell>
          <table:table-cell office:value-type="string" office:string-value="Mixtion (?)">
            <text:p>Mixtion (?)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Angleterre">
            <text:p>Angleterr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LCaPraCh">
            <text:p>SEm1520LCaPraCh</text:p>
          </table:table-cell>
          <table:table-cell office:value-type="string" office:string-value="Sur bol (?)">
            <text:p>Sur bol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Sur bol">
            <text:p>Sur bol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AnoPraCSA02">
            <text:p>SEm1510AnoPraCSA02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AnoPraCSA02">
            <text:p>SEm1510AnoPraCSA02</text:p>
          </table:table-cell>
          <table:table-cell office:value-type="string" office:string-value="Bol">
            <text:p>Bol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AnoPraCSA02">
            <text:p>SEm1510AnoPraCSA02</text:p>
          </table:table-cell>
          <table:table-cell office:value-type="string" office:string-value="Bol">
            <text:p>Bol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AnoPraCSA03">
            <text:p>SEm1510AnoPraCSA03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AnoPraCSA03">
            <text:p>SEm1510AnoPraCSA03</text:p>
          </table:table-cell>
          <table:table-cell office:value-type="string" office:string-value="Bol">
            <text:p>Bol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2">
            <text:p>SEm1510MLAPraCSA02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2">
            <text:p>SEm1510MLAPraCSA02</text:p>
          </table:table-cell>
          <table:table-cell office:value-type="string" office:string-value="Bol">
            <text:p>Bol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2">
            <text:p>SEm1510MLAPraCSA02</text:p>
          </table:table-cell>
          <table:table-cell office:value-type="string" office:string-value="Bol">
            <text:p>Bol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3">
            <text:p>SEm1510MLAPraCSA03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3">
            <text:p>SEm1510MLAPraCSA03</text:p>
          </table:table-cell>
          <table:table-cell office:value-type="string" office:string-value="Bol">
            <text:p>Bol</text:p>
          </table:table-cell>
          <table:table-cell office:value-type="string" office:string-value="Attribut">
            <text:p>Attribut</text:p>
          </table:table-cell>
          <table:table-cell office:value-type="string" office:string-value="Regalia">
            <text:p>Regali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3">
            <text:p>SEm1510MLAPraCSA03</text:p>
          </table:table-cell>
          <table:table-cell office:value-type="string" office:string-value="Bol">
            <text:p>Bol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80MCoxPraPS">
            <text:p>PBa1580MCox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CaroPraPS">
            <text:p>Ita1501Caro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LCaPraPS01">
            <text:p>SEm1520LCaPraPS01</text:p>
          </table:table-cell>
          <table:table-cell office:value-type="string" office:string-value="Bol">
            <text:p>Bol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MIWPraPS">
            <text:p>SEm1525MIW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Parure">
            <text:p>Parure</text:p>
          </table:table-cell>
          <table:table-cell office:value-type="string" office:string-value="Bijou">
            <text:p>Bijou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MIWPraPS">
            <text:p>SEm1525MIW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MIWPraPS">
            <text:p>SEm1525MIW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1MFLPraPS">
            <text:p>PBa1511MFL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1MFLPraPS">
            <text:p>PBa1511MFL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1MFLPraPS">
            <text:p>PBa1511MFL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1MFLPraPS">
            <text:p>PBa1511MFL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Mandorle">
            <text:p>Mandorl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7HWertPraPS">
            <text:p>SEm1517HWert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7HWertPraPS">
            <text:p>SEm1517HWert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7HWertPraPS">
            <text:p>SEm1517HWert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7HWertPraPS">
            <text:p>SEm1517HWert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BStriPraPS">
            <text:p>SEm1515BStri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82EngePraPS">
            <text:p>PBa1482Enge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HHAPraPS">
            <text:p>SEm1490HHA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HHAPraPS">
            <text:p>SEm1490HHA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HHAPraPS">
            <text:p>SEm1490HHA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HHAPraPS">
            <text:p>SEm1490HHA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Écoinçon">
            <text:p>Écoinçon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9HHAPraPS01">
            <text:p>SEm1509HHAPraPS01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9HHAPraPS02">
            <text:p>SEm1509HHAPraPS02</text:p>
          </table:table-cell>
          <table:table-cell office:value-type="string" office:string-value="Mixtion (?)">
            <text:p>Mixtion (?)</text:p>
          </table:table-cell>
          <table:table-cell office:value-type="string" office:string-value="Inscription">
            <text:p>Inscription</text:p>
          </table:table-cell>
          <table:table-cell office:value-type="string" office:string-value="Chrysographie">
            <text:p>Chrysograph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VenPraPS">
            <text:p>Ita1502PVen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VenPraPS">
            <text:p>Ita1502PVen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VenPraPS">
            <text:p>Ita1502PVenPraPS</text:p>
          </table:table-cell>
          <table:table-cell office:value-type="string" office:string-value="Mixtion (?)">
            <text:p>Mixtion (?)</text:p>
          </table:table-cell>
          <table:table-cell office:value-type="string" office:string-value="Accessoire">
            <text:p>Accessoir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LBreaPraPSt01">
            <text:p>Ita1495LBreaPraPSt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LBreaPraPSt01">
            <text:p>Ita1495LBreaPraPSt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LBreaPraPSt02">
            <text:p>Ita1495LBreaPraPSt02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DFerrPraPSt">
            <text:p>Ita1510DFerrPraPSt</text:p>
          </table:table-cell>
          <table:table-cell office:value-type="string" office:string-value="Bol">
            <text:p>Bol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DFerrPraPSt">
            <text:p>Ita1510DFerrPraPSt</text:p>
          </table:table-cell>
          <table:table-cell office:value-type="string" office:string-value="Bol">
            <text:p>Bol</text:p>
          </table:table-cell>
          <table:table-cell office:value-type="string" office:string-value="Mandorle">
            <text:p>Mandorle</text:p>
          </table:table-cell>
          <table:table-cell office:value-type="string" office:string-value="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Bol">
            <text:p>Bol</text:p>
          </table:table-cell>
          <table:table-cell office:value-type="float" office:value="0">
            <text:p/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DFerrPraPSt">
            <text:p>Ita1510DFerr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82EngePraPSt">
            <text:p>PBa1482Enge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82EngePraPSt">
            <text:p>PBa1482Enge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Décor">
            <text:p>Décor</text:p>
          </table:table-cell>
          <table:table-cell office:value-type="string" office:string-value="Mobilier">
            <text:p>Mobilier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5AnoPraPSt">
            <text:p>PBa1525AnoPraPSt</text:p>
          </table:table-cell>
          <table:table-cell office:value-type="string" office:string-value="Mixtion">
            <text:p>Mixtion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AnoPraPSt">
            <text:p>PBa1510Ano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AnoPraPSt">
            <text:p>PBa1510AnoPraPSt</text:p>
          </table:table-cell>
          <table:table-cell office:value-type="string" office:string-value="Mixtion">
            <text:p>Mixtion</text:p>
          </table:table-cell>
          <table:table-cell office:value-type="string" office:string-value="Autre">
            <text:p>Autre</text:p>
          </table:table-cell>
          <table:table-cell office:value-type="string" office:string-value="">
            <text:p/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0">
            <text:p/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93MFrPraPSt">
            <text:p>PBa1493MFr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6MGutJPraPSt">
            <text:p>SEm1506MGutJ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6MGutJPraPSt">
            <text:p>SEm1506MGutJ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Armoirie">
            <text:p>Armoiri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6MGutJPraPSt">
            <text:p>SEm1506MGutJ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Écoinçon">
            <text:p>Écoinçon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6MGutJPraPSt">
            <text:p>SEm1506MGutJ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6MGutJPraPSt">
            <text:p>SEm1506MGutJ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6HBGPraPSt">
            <text:p>SEm1516HBG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6HBGPraPSt">
            <text:p>SEm1516HBG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Orfroi">
            <text:p>Orfroi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6HBGPraPSt">
            <text:p>SEm1516HBGPraPSt</text:p>
          </table:table-cell>
          <table:table-cell office:value-type="string" office:string-value="Mixtion (?)">
            <text:p>Mixtion (?)</text:p>
          </table:table-cell>
          <table:table-cell office:value-type="string" office:string-value="Coiffe">
            <text:p>Coiff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1">
            <text:p>SEm1499HRaphPraPSt01</text:p>
          </table:table-cell>
          <table:table-cell office:value-type="string" office:string-value="Mixtion (?)">
            <text:p>Mixtion (?)</text:p>
          </table:table-cell>
          <table:table-cell office:value-type="string" office:string-value="Fond d'or">
            <text:p>Fond d'or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1">
            <text:p>SEm1499HRaphPraPSt01</text:p>
          </table:table-cell>
          <table:table-cell office:value-type="string" office:string-value="Mixtion (?)">
            <text:p>Mixtion (?)</text:p>
          </table:table-cell>
          <table:table-cell office:value-type="string" office:string-value="Cadre">
            <text:p>Cadre</text:p>
          </table:table-cell>
          <table:table-cell office:value-type="string" office:string-value="Écoinçon">
            <text:p>Écoinçon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1">
            <text:p>SEm1499HRaphPraPSt01</text:p>
          </table:table-cell>
          <table:table-cell office:value-type="string" office:string-value="Mixtion (?)">
            <text:p>Mixtion (?)</text:p>
          </table:table-cell>
          <table:table-cell office:value-type="string" office:string-value="Vêtement">
            <text:p>Vêtement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1">
            <text:p>SEm1499HRaphPraPSt01</text:p>
          </table:table-cell>
          <table:table-cell office:value-type="string" office:string-value="Mixtion (?)">
            <text:p>Mixtion (?)</text:p>
          </table:table-cell>
          <table:table-cell office:value-type="string" office:string-value="Attribut religieux">
            <text:p>Attribut religieux</text:p>
          </table:table-cell>
          <table:table-cell office:value-type="string" office:string-value="Nimbe">
            <text:p>Nimb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1">
            <text:p>SEm1499HRaphPraPSt01</text:p>
          </table:table-cell>
          <table:table-cell office:value-type="string" office:string-value="Mixtion (?)">
            <text:p>Mixtion (?)</text:p>
          </table:table-cell>
          <table:table-cell office:value-type="string" office:string-value="Lumière">
            <text:p>Lumière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1">
            <text:p>SEm1499HRaphPraPSt01</text:p>
          </table:table-cell>
          <table:table-cell office:value-type="string" office:string-value="Mixtion (?)">
            <text:p>Mixtion (?)</text:p>
          </table:table-cell>
          <table:table-cell office:value-type="string" office:string-value="Ornements">
            <text:p>Ornements</text:p>
          </table:table-cell>
          <table:table-cell office:value-type="string" office:string-value="">
            <text:p/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1">
            <text:p>SEm1499HRaphPraPSt01</text:p>
          </table:table-cell>
          <table:table-cell office:value-type="string" office:string-value="Mixtion (?)">
            <text:p>Mixtion (?)</text:p>
          </table:table-cell>
          <table:table-cell office:value-type="string" office:string-value="Objet">
            <text:p>Objet</text:p>
          </table:table-cell>
          <table:table-cell office:value-type="string" office:string-value="Orfèvrerie">
            <text:p>Orfèvrerie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Mixtion">
            <text:p>Mixtion</text:p>
          </table:table-cell>
          <table:table-cell office:value-type="float" office:value="1">
            <text:p>1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xlink="http://www.w3.org/1999/xlink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xlink="http://www.w3.org/1999/xlink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